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382" svg:font-family="MSI_Z382" style:font-pitch="variable"/>
    <style:font-face style:name="MSI_Z383" svg:font-family="MSI_Z383" style:font-pitch="variable"/>
    <style:font-face style:name="MSI_Z384" svg:font-family="MSI_Z384" style:font-pitch="variable"/>
    <style:font-face style:name="MSI_Z385" svg:font-family="MSI_Z385" style:font-pitch="variable"/>
    <style:font-face style:name="MSI_Z386" svg:font-family="MSI_Z386" style:font-pitch="variable"/>
    <style:font-face style:name="MSI_Z387" svg:font-family="MSI_Z387" style:font-pitch="variable"/>
    <style:font-face style:name="MSI_Z388" svg:font-family="MSI_Z388" style:font-pitch="variable"/>
    <style:font-face style:name="MSI_Z389" svg:font-family="MSI_Z389" style:font-pitch="variable"/>
    <style:font-face style:name="MSI_Z390" svg:font-family="MSI_Z390" style:font-pitch="variable"/>
    <style:font-face style:name="MSI_Z391" svg:font-family="MSI_Z391" style:font-pitch="variable"/>
    <style:font-face style:name="MSI_Z392" svg:font-family="MSI_Z392" style:font-pitch="variable"/>
    <style:font-face style:name="MSI_Z393" svg:font-family="MSI_Z393" style:font-pitch="variable"/>
    <style:font-face style:name="MSI_Z394" svg:font-family="MSI_Z394" style:font-pitch="variable"/>
    <style:font-face style:name="MSI_Z395" svg:font-family="MSI_Z395" style:font-pitch="variable"/>
    <style:font-face style:name="MSI_Z396" svg:font-family="MSI_Z396" style:font-pitch="variable"/>
    <style:font-face style:name="MSI_Z397" svg:font-family="MSI_Z397" style:font-pitch="variable"/>
    <style:font-face style:name="MSI_Z398" svg:font-family="MSI_Z398" style:font-pitch="variable"/>
    <style:font-face style:name="MSI_Z399" svg:font-family="MSI_Z399" style:font-pitch="variable"/>
    <style:font-face style:name="MSI_Z400" svg:font-family="MSI_Z400" style:font-pitch="variable"/>
    <style:font-face style:name="MSI_Z401" svg:font-family="MSI_Z4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361" svg:font-family="QCF_P361" style:font-family-generic="roman" style:font-pitch="variable"/>
    <style:font-face style:name="QCF_P382" svg:font-family="QCF_P382" style:font-family-generic="roman" style:font-pitch="variable"/>
    <style:font-face style:name="QCF_P383" svg:font-family="QCF_P383" style:font-family-generic="roman" style:font-pitch="variable"/>
    <style:font-face style:name="QCF_P384" svg:font-family="QCF_P384" style:font-family-generic="roman" style:font-pitch="variable"/>
    <style:font-face style:name="QCF_P385" svg:font-family="QCF_P385" style:font-family-generic="roman" style:font-pitch="variable"/>
    <style:font-face style:name="QCF_P386" svg:font-family="QCF_P386" style:font-family-generic="roman" style:font-pitch="variable"/>
    <style:font-face style:name="QCF_P387" svg:font-family="QCF_P387" style:font-family-generic="roman" style:font-pitch="variable"/>
    <style:font-face style:name="QCF_P388" svg:font-family="QCF_P388" style:font-family-generic="roman" style:font-pitch="variable"/>
    <style:font-face style:name="QCF_P389" svg:font-family="QCF_P389" style:font-family-generic="roman" style:font-pitch="variable"/>
    <style:font-face style:name="QCF_P390" svg:font-family="QCF_P390" style:font-family-generic="roman" style:font-pitch="variable"/>
    <style:font-face style:name="QCF_P391" svg:font-family="QCF_P391" style:font-family-generic="roman" style:font-pitch="variable"/>
    <style:font-face style:name="QCF_P392" svg:font-family="QCF_P392" style:font-family-generic="roman" style:font-pitch="variable"/>
    <style:font-face style:name="QCF_P393" svg:font-family="QCF_P393" style:font-family-generic="roman" style:font-pitch="variable"/>
    <style:font-face style:name="QCF_P394" svg:font-family="QCF_P394" style:font-family-generic="roman" style:font-pitch="variable"/>
    <style:font-face style:name="QCF_P395" svg:font-family="QCF_P395" style:font-family-generic="roman" style:font-pitch="variable"/>
    <style:font-face style:name="QCF_P396" svg:font-family="QCF_P396" style:font-family-generic="roman" style:font-pitch="variable"/>
    <style:font-face style:name="QCF_P397" svg:font-family="QCF_P397" style:font-family-generic="roman" style:font-pitch="variable"/>
    <style:font-face style:name="QCF_P398" svg:font-family="QCF_P398" style:font-family-generic="roman" style:font-pitch="variable"/>
    <style:font-face style:name="QCF_P399" svg:font-family="QCF_P399" style:font-family-generic="roman" style:font-pitch="variable"/>
    <style:font-face style:name="QCF_P400" svg:font-family="QCF_P400" style:font-family-generic="roman" style:font-pitch="variable"/>
    <style:font-face style:name="QCF_P401" svg:font-family="QCF_P4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3911" svg:font-family="QCF_P391" style:font-family-generic="system" style:font-pitch="variable"/>
    <style:font-face style:name="QCF_P3921" svg:font-family="QCF_P392" style:font-family-generic="system" style:font-pitch="variable"/>
    <style:font-face style:name="QCF_P3931" svg:font-family="QCF_P393" style:font-family-generic="system" style:font-pitch="variable"/>
    <style:font-face style:name="QCF_P3941" svg:font-family="QCF_P394" style:font-family-generic="system" style:font-pitch="variable"/>
    <style:font-face style:name="QCF_P3951" svg:font-family="QCF_P395" style:font-family-generic="system" style:font-pitch="variable"/>
    <style:font-face style:name="QCF_P3961" svg:font-family="QCF_P396" style:font-family-generic="system" style:font-pitch="variable"/>
    <style:font-face style:name="QCF_P3971" svg:font-family="QCF_P397" style:font-family-generic="system" style:font-pitch="variable"/>
    <style:font-face style:name="QCF_P3981" svg:font-family="QCF_P398" style:font-family-generic="system" style:font-pitch="variable"/>
    <style:font-face style:name="QCF_P3991" svg:font-family="QCF_P399" style:font-family-generic="system" style:font-pitch="variable"/>
    <style:font-face style:name="QCF_P4001" svg:font-family="QCF_P400" style:font-family-generic="system" style:font-pitch="variable"/>
    <style:font-face style:name="QCF_P4011" svg:font-family="QCF_P40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2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5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paragraph-rsid="0166aa85" style:font-size-asian="23.5pt" style:font-name-complex="MSI_Z385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7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8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9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7a627" style:font-size-asian="23.5pt" style:font-name-complex="MSI_Z390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1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3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4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5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paragraph-rsid="01690734" style:font-size-asian="23.5pt" style:font-name-complex="MSI_Z396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7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398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399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400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QCF_P361" fo:font-size="23.5pt" officeooo:rsid="0134ce9b" officeooo:paragraph-rsid="016b0d3f" style:font-size-asian="23.5pt" style:font-name-complex="MSI_Z401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fc9d3" style:font-size-asian="23.5pt" style:font-name-complex="MSI_Z383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5fc9d3" style:font-size-asian="23.5pt" style:font-name-complex="MSI_Z384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1edb7" style:font-size-asian="23.5pt" style:font-name-complex="MSI_Z386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7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8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9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7a627" style:font-size-asian="23.5pt" style:font-name-complex="MSI_Z390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0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1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3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4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5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0734" style:font-size-asian="23.5pt" style:font-name-complex="MSI_Z397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398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399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9d892" style:font-size-asian="23.5pt" style:font-name-complex="MSI_Z400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b0d3f" style:font-size-asian="23.5pt" style:font-name-complex="MSI_Z401" style:font-size-complex="23.5pt"/>
    </style:style>
    <style:style style:name="P39" style:family="paragraph" style:parent-style-name="Standard" style:master-page-name="Standard">
      <style:paragraph-properties fo:text-align="justify" fo:text-align-last="justify" style:justify-single-word="true" style:page-number="382" fo:break-before="auto" fo:break-after="auto" style:writing-mode="rl-tb">
        <style:tab-stops/>
      </style:paragraph-properties>
      <style:text-properties style:use-window-font-color="true" style:font-name="QCF_P361" fo:font-size="23.5pt" officeooo:rsid="0134ce9b" officeooo:paragraph-rsid="0166aa85" style:font-size-asian="23.5pt" style:font-name-complex="MSI_Z382" style:font-size-complex="23.5pt"/>
    </style:style>
    <style:style style:name="P40" style:family="paragraph" style:parent-style-name="Standard" style:master-page-name="ganti_20_surat">
      <style:paragraph-properties fo:text-align="justify" fo:text-align-last="justify" style:justify-single-word="true" style:page-number="auto" fo:break-before="auto" fo:break-after="auto" style:writing-mode="rl-tb"/>
      <style:text-properties style:use-window-font-color="true" officeooo:paragraph-rsid="016128c4" style:font-name-complex="MSI_Z385"/>
    </style:style>
    <style:style style:name="P41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P385" fo:font-size="23.5pt" officeooo:rsid="016b1ad1" officeooo:paragraph-rsid="016b1ad1" style:font-size-asian="23.5pt" style:font-name-complex="MSI_Z385" style:font-size-complex="23.5pt"/>
    </style:style>
    <style:style style:name="P42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style:font-name="QCF_BSML" fo:font-size="23.5pt" officeooo:rsid="016b1ad1" officeooo:paragraph-rsid="016b1ad1" style:font-size-asian="23.5pt" style:font-name-complex="MSI_Z396" style:font-size-complex="23.5pt"/>
    </style:style>
    <style:style style:name="P43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style:font-name="QCF_P361" fo:font-size="23.5pt" officeooo:rsid="0134ce9b" officeooo:paragraph-rsid="0163d1a8" style:font-size-asian="23.5pt" style:font-name-complex="MSI_Z396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16128c4" style:font-size-asian="10pt" style:font-size-complex="10pt"/>
    </style:style>
    <style:style style:name="T4" style:family="text">
      <style:text-properties style:font-name="Liberation Sans Narrow" fo:font-size="23.5pt" style:font-size-asian="23.5pt" style:font-size-complex="23.5pt"/>
    </style:style>
    <style:style style:name="T5" style:family="text">
      <style:text-properties style:font-name="Liberation Sans Narrow" officeooo:rsid="0134ce9b"/>
    </style:style>
    <style:style style:name="T6" style:family="text">
      <style:text-properties style:font-name="Liberation Sans Narrow" style:font-name-complex="MSI_Z392"/>
    </style:style>
    <style:style style:name="T7" style:family="text">
      <style:text-properties officeooo:rsid="012706cb"/>
    </style:style>
    <style:style style:name="T8" style:family="text">
      <style:text-properties officeooo:rsid="015e6cbb"/>
    </style:style>
    <style:style style:name="T9" style:family="text">
      <style:text-properties officeooo:rsid="014b1ed1"/>
    </style:style>
    <style:style style:name="T10" style:family="text">
      <style:text-properties officeooo:rsid="0163d1a8"/>
    </style:style>
    <style:style style:name="T11" style:family="text">
      <style:text-properties style:font-name="QCF_BSML"/>
    </style:style>
    <style:style style:name="T12" style:family="text">
      <style:text-properties style:font-name="QCF_BSML" officeooo:rsid="0134ce9b"/>
    </style:style>
    <style:style style:name="T13" style:family="text">
      <style:text-properties style:font-name="QCF_P383"/>
    </style:style>
    <style:style style:name="T14" style:family="text">
      <style:text-properties style:font-name="QCF_P382"/>
    </style:style>
    <style:style style:name="T15" style:family="text">
      <style:text-properties style:font-name="QCF_P384"/>
    </style:style>
    <style:style style:name="T16" style:family="text">
      <style:text-properties style:font-name="QCF_P385"/>
    </style:style>
    <style:style style:name="T17" style:family="text">
      <style:text-properties style:font-name="QCF_P385" fo:font-size="23.5pt" style:font-size-asian="23.5pt" style:font-size-complex="23.5pt"/>
    </style:style>
    <style:style style:name="T18" style:family="text">
      <style:text-properties style:font-name="QCF_P385" officeooo:rsid="0134ce9b"/>
    </style:style>
    <style:style style:name="T19" style:family="text">
      <style:text-properties style:font-name="QCF_P386"/>
    </style:style>
    <style:style style:name="T20" style:family="text">
      <style:text-properties style:font-name="QCF_P387"/>
    </style:style>
    <style:style style:name="T21" style:family="text">
      <style:text-properties style:font-name="QCF_P388"/>
    </style:style>
    <style:style style:name="T22" style:family="text">
      <style:text-properties style:font-name="QCF_P389"/>
    </style:style>
    <style:style style:name="T23" style:family="text">
      <style:text-properties style:font-name="QCF_P390"/>
    </style:style>
    <style:style style:name="T24" style:family="text">
      <style:text-properties style:font-name="QCF_P391"/>
    </style:style>
    <style:style style:name="T25" style:family="text">
      <style:text-properties style:font-name="QCF_P392" style:font-name-complex="MSI_Z392"/>
    </style:style>
    <style:style style:name="T26" style:family="text">
      <style:text-properties style:font-name="QCF_P393"/>
    </style:style>
    <style:style style:name="T27" style:family="text">
      <style:text-properties style:font-name="QCF_P393" style:font-name-complex="MSI_Z392"/>
    </style:style>
    <style:style style:name="T28" style:family="text">
      <style:text-properties style:font-name="QCF_P394"/>
    </style:style>
    <style:style style:name="T29" style:family="text">
      <style:text-properties style:font-name="QCF_P395"/>
    </style:style>
    <style:style style:name="T30" style:family="text">
      <style:text-properties style:font-name="QCF_P396"/>
    </style:style>
    <style:style style:name="T31" style:family="text">
      <style:text-properties style:font-name="QCF_P396" officeooo:rsid="0134ce9b"/>
    </style:style>
    <style:style style:name="T32" style:family="text">
      <style:text-properties style:font-name="QCF_P397"/>
    </style:style>
    <style:style style:name="T33" style:family="text">
      <style:text-properties style:font-name="QCF_P398"/>
    </style:style>
    <style:style style:name="T34" style:family="text">
      <style:text-properties style:font-name="QCF_P399"/>
    </style:style>
    <style:style style:name="T35" style:family="text">
      <style:text-properties style:font-name="QCF_P400"/>
    </style:style>
    <style:style style:name="T36" style:family="text">
      <style:text-properties style:font-name="QCF_P401"/>
    </style:style>
    <style:style style:name="T37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oft-page-break/><text:span text:style-name="T13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</text:span><text:span text:style-name="T1"> </text:span><text:span text:style-name="T14">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</text:span><text:span text:style-name="T1"> </text:span><text:span text:style-name="T14">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</text:span><text:span text:style-name="T1"> </text:span><text:span text:style-name="T14">ﭹ</text:span><text:span text:style-name="T1"> </text:span><text:span text:style-name="T14">ﭺ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</text:span><text:span text:style-name="T1"> </text:span><text:span text:style-name="T14">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ﮙ</text:span><text:span text:style-name="T1"> </text:span><text:span text:style-name="T14">ﮚ</text:span><text:span text:style-name="T1"> </text:span><text:span text:style-name="T14">ﮛ</text:span><text:span text:style-name="T1"> </text:span><text:span text:style-name="T14">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/text:p>
      <text:p text:style-name="P5"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ﮭ</text:span><text:span text:style-name="T1"> </text:span><text:span text:style-name="T14">ﮮ</text:span><text:span text:style-name="T1"> </text:span><text:span text:style-name="T14">ﮯ</text:span><text:span text:style-name="T1"> </text:span><text:span text:style-name="T14">ﮰ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ﯢ</text:span><text:span text:style-name="T1"> </text:span><text:span text:style-name="T14">ﯣ</text:span><text:span text:style-name="T1"> </text:span><text:span text:style-name="T14">ﯤ</text:span><text:span text:style-name="T1"> </text:span><text:span text:style-name="T14">ﯥ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ﯸ</text:span><text:span text:style-name="T1"> </text:span><text:span text:style-name="T14">ﯹ</text:span><text:span text:style-name="T1"> </text:span><text:span text:style-name="T14">ﯺ</text:span><text:span text:style-name="T1"> </text:span><text:span text:style-name="T14">ﯻ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text:span text:style-name="T1"> </text:span><text:span text:style-name="T14">ﰀ</text:span><text:span text:style-name="T1"> </text:span><text:span text:style-name="T14">ﰁ</text:span></text:p>
      <text:p text:style-name="P22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</text:span><text:span text:style-name="T1"> </text:span><text:span text:style-name="T13">ﭯ</text:span><text:span text:style-name="T1"> </text:span><text:span text:style-name="T13">ﭰ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ﮂ</text:span><text:span text:style-name="T1"> </text:span><text:span text:style-name="T13">ﮃ</text:span><text:span text:style-name="T1"> </text:span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</text:span><text:span text:style-name="T1"> </text:span><text:span text:style-name="T13">ﮙ</text:span><text:span text:style-name="T1"> </text:span><text:span text:style-name="T13">ﮚ</text:span><text:span text:style-name="T1"> </text:span><text:span text:style-name="T13">ﮛ</text:span><text:span text:style-name="T1"> </text:span><text:span text:style-name="T13">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</text:span><text:span text:style-name="T1"> </text:span><text:span text:style-name="T13">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</text:span><text:span text:style-name="T1"> </text:span><text:span text:style-name="T13">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</text:span><text:span text:style-name="T1"> </text:span><text:span text:style-name="T13">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</text:span><text:span text:style-name="T1"> </text:span><text:span text:style-name="T13">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</text:span><text:span text:style-name="T1"> </text:span><text:span text:style-name="T13">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</text:span><text:span text:style-name="T1"> </text:span><text:span text:style-name="T13">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</text:span><text:span text:style-name="T1"> </text:span><text:span text:style-name="T13">ﰊ</text:span><text:span text:style-name="T1"> </text:span><text:span text:style-name="T13">ﰋ</text:span><text:span text:style-name="T1"> </text:span><text:span text:style-name="T13">ﰌ</text:span><text:span text:style-name="T1"> </text:span><text:span text:style-name="T13">ﰍ</text:span><text:span text:style-name="T1"> </text:span><text:span text:style-name="T13">ﰎ</text:span><text:span text:style-name="T1"> </text:span><text:span text:style-name="T13">ﰏ</text:span><text:span text:style-name="T1"> </text:span><text:span text:style-name="T13">ﰐ</text:span><text:span text:style-name="T1"> </text:span><text:span text:style-name="T13">ﰑ</text:span></text:p>
      <text:p text:style-name="P23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ﭛ</text:span><text:span text:style-name="T1"> </text:span><text:span text:style-name="T15">ﭜ</text:span><text:span text:style-name="T1"> </text:span><text:span text:style-name="T15">ﭝ</text:span><text:span text:style-name="T1"> </text:span><text:span text:style-name="T15">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</text:span><text:span text:style-name="T1"> </text:span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text:span text:style-name="T1"> </text:span><text:span text:style-name="T15">ﰃ</text:span><text:span text:style-name="T1"> </text:span><text:span text:style-name="T15">ﰄ</text:span><text:span text:style-name="T1"> </text:span><text:span text:style-name="T15">ﰅ</text:span><text:span text:style-name="T1"> </text:span><text:span text:style-name="T15">ﰆ</text:span><text:span text:style-name="T1"> </text:span><text:span text:style-name="T15">ﰇﰈ</text:span><text:span text:style-name="T1"> </text:span><text:span text:style-name="T15">ﰉ</text:span><text:span text:style-name="T1"> </text:span><text:span text:style-name="T15">ﰊ</text:span><text:span text:style-name="T1"> </text:span><text:span text:style-name="T15">ﰋ</text:span><text:span text:style-name="T1"> </text:span><text:span text:style-name="T15">ﰌ</text:span><text:span text:style-name="T1"> </text:span><text:span text:style-name="T15">ﰍ</text:span><text:span text:style-name="T1"> </text:span><text:span text:style-name="T15">ﰎﰏ</text:span><text:span text:style-name="T1"> </text:span><text:span text:style-name="T15">ﰐ</text:span><text:span text:style-name="T1"> </text:span><text:span text:style-name="T15">ﰑ</text:span><text:span text:style-name="T1"> </text:span><text:span text:style-name="T15">ﰒ</text:span><text:span text:style-name="T1"> </text:span><text:span text:style-name="T15">ﰓ</text:span><text:span text:style-name="T1"> </text:span><text:span text:style-name="T15">ﰔ</text:span></text:p>
      <text:p text:style-name="P40"><text:span text:style-name="T17">ﭑ</text:span><text:span text:style-name="T4"> </text:span><text:span text:style-name="T17">ﭒ</text:span><text:span text:style-name="T4"> </text:span><text:span text:style-name="T17">ﭓ</text:span><text:span text:style-name="T4"> </text:span><text:span text:style-name="T17">ﭔ</text:span><text:span text:style-name="T4"> </text:span><text:span text:style-name="T17">ﭕ</text:span><text:span text:style-name="T4"> </text:span><text:span text:style-name="T17">ﭖ</text:span><text:span text:style-name="T4"> </text:span><text:span text:style-name="T17">ﭗ</text:span><text:span text:style-name="T4"> </text:span><text:span text:style-name="T17">ﭘ</text:span><text:span text:style-name="T4"> </text:span><text:span text:style-name="T17">ﭙ</text:span><text:span text:style-name="T4"> </text:span><text:span text:style-name="T17">ﭚ</text:span><text:span text:style-name="T4"> </text:span><text:span text:style-name="T17">ﭛ</text:span><text:span text:style-name="T4"> </text:span><text:span text:style-name="T17">ﭜ</text:span><text:span text:style-name="T4"> </text:span><text:span text:style-name="T17">ﭝ</text:span><text:span text:style-name="T4"> </text:span><text:span text:style-name="T17">ﭞ</text:span><text:span text:style-name="T4"> </text:span><text:span text:style-name="T17">ﭟ</text:span><text:span text:style-name="T4"> </text:span><text:span text:style-name="T17">ﭠ</text:span><text:span text:style-name="T4"> </text:span><text:span text:style-name="T17">ﭡ</text:span><text:span text:style-name="T4"> </text:span><text:span text:style-name="T17">ﭢ</text:span><text:span text:style-name="T4"> </text:span><text:span text:style-name="T17">ﭣ</text:span><text:span text:style-name="T4"> </text:span><text:span text:style-name="T17">ﭤ</text:span><text:span text:style-name="T4"> </text:span><text:span text:style-name="T17">ﭥ</text:span><text:span text:style-name="T4"> </text:span><text:span text:style-name="T17">ﭦ</text:span><text:span text:style-name="T4"> </text:span><text:span text:style-name="T17">ﭧ</text:span><text:span text:style-name="T4"> </text:span><text:span text:style-name="T17">ﭨ</text:span><text:span text:style-name="T4"> </text:span><text:span text:style-name="T17">ﭩ</text:span><text:span text:style-name="T4"> </text:span><text:span text:style-name="T17">ﭪ</text:span><text:span text:style-name="T4"> </text:span><text:span text:style-name="T17">ﭫ</text:span><text:span text:style-name="T4"> </text:span><text:span text:style-name="T17">ﭬ</text:span><text:span text:style-name="T4"> </text:span><text:span text:style-name="T17">ﭭ</text:span><text:span text:style-name="T4"> </text:span><text:span text:style-name="T17">ﭮ</text:span><text:span text:style-name="T4"> </text:span><text:span text:style-name="T17">ﭯ</text:span><text:span text:style-name="T4"> </text:span><text:span text:style-name="T17">ﭰ</text:span><text:span text:style-name="T4"> </text:span><text:span text:style-name="T17">ﭱ</text:span><text:span text:style-name="T4"> </text:span><text:span text:style-name="T17">ﭲ</text:span><text:span text:style-name="T4"> </text:span><text:span text:style-name="T17">ﭳ</text:span><text:span text:style-name="T4"> </text:span><text:span text:style-name="T17">ﭴ</text:span><text:span text:style-name="T4"> </text:span><text:span text:style-name="T17">ﭵ</text:span><text:span text:style-name="T4"> </text:span><text:span text:style-name="T17">ﭶﭷ</text:span><text:span text:style-name="T4"> </text:span><text:span text:style-name="T17">ﭸ</text:span><text:span text:style-name="T4"> </text:span><text:span text:style-name="T17">ﭹ</text:span><text:span text:style-name="T4"> </text:span><text:span text:style-name="T17">ﭺ</text:span><text:span text:style-name="T4"> </text:span><text:span text:style-name="T17">ﭻ</text:span><text:span text:style-name="T4"> </text:span><text:span text:style-name="T17">ﭼ</text:span><text:span text:style-name="T4"> </text:span><text:span text:style-name="T17">ﭽ</text:span><text:span text:style-name="T4"> </text:span><text:span text:style-name="T17">ﭾ</text:span><text:span text:style-name="T4"> </text:span><text:span text:style-name="T17">ﭿ</text:span><text:span text:style-name="T4"> </text:span><text:span text:style-name="T17">ﮀﮁ</text:span><text:span text:style-name="T4"> </text:span><text:span text:style-name="T17">ﮂ</text:span><text:span text:style-name="T4"> </text:span><text:span text:style-name="T17">ﮃ</text:span><text:span text:style-name="T4"> </text:span><text:span text:style-name="T17">ﮄ</text:span><text:span text:style-name="T4"> </text:span><text:span text:style-name="T17">ﮅ</text:span><text:span text:style-name="T4"> </text:span><text:span text:style-name="T17">ﮆﮇ</text:span><text:span text:style-name="T4"> </text:span><text:span text:style-name="T17">ﮈ</text:span><text:span text:style-name="T4"> </text:span><text:span text:style-name="T17">ﮉ</text:span><text:span text:style-name="T4"> </text:span><text:span text:style-name="T17">ﮊ</text:span><text:span text:style-name="T4"> </text:span><text:span text:style-name="T17">ﮋ</text:span><text:span text:style-name="T4"> </text:span><text:span text:style-name="T17">ﮌ</text:span><text:span text:style-name="T4"> </text:span><text:span text:style-name="T17">ﮍ</text:span><text:span text:style-name="T4"> </text:span><text:span text:style-name="T17">ﮎ</text:span><text:span text:style-name="T4"> </text:span><text:span text:style-name="T17">ﮏ</text:span><text:span text:style-name="T4"> </text:span><text:span text:style-name="T17">ﮐ</text:span><text:span text:style-name="T4"> </text:span><text:span text:style-name="T17">ﮑ</text:span><text:span text:style-name="T4"> </text:span><text:span text:style-name="T17">ﮒ</text:span><text:span text:style-name="T4"> </text:span><text:span text:style-name="T17">ﮓ</text:span><text:span text:style-name="T4"> </text:span><text:span text:style-name="T17">ﮔ</text:span><text:span text:style-name="T4"> </text:span><text:span text:style-name="T17">ﮕﮖ</text:span><text:span text:style-name="T4"> </text:span><text:span text:style-name="T17">ﮗ</text:span><text:span text:style-name="T4"> </text:span><text:span text:style-name="T17">ﮘ</text:span><text:span text:style-name="T4"> </text:span><text:span text:style-name="T17">ﮙ</text:span><text:span text:style-name="T4"> </text:span><text:span text:style-name="T17">ﮚ</text:span><text:span text:style-name="T4"> </text:span><text:span text:style-name="T17">ﮛ</text:span><text:span text:style-name="T4"> </text:span><text:span text:style-name="T17">ﮜ</text:span></text:p>
      <text:p text:style-name="P41"><text:span text:style-name="T37">ﮌﮨ</text:span></text:p>
      <text:p text:style-name="P41"><text:span text:style-name="T37">ﭤﭥﭦ</text:span></text:p>
      <text:p text:style-name="P7"><text:span text:style-name="T18">ﮝ</text:span><text:span text:style-name="T5"> </text:span><text:span text:style-name="T18">ﮞ</text:span><text:span text:style-name="T5"> </text:span><text:span text:style-name="T18">ﮟ</text:span><text:span text:style-name="T5"> </text:span><text:span text:style-name="T18">ﮠ</text:span><text:span text:style-name="T5"> </text:span><text:span text:style-name="T18">ﮡ</text:span><text:span text:style-name="T5"> </text:span><text:span text:style-name="T18">ﮢ</text:span><text:span text:style-name="T5"> </text:span><text:span text:style-name="T18">ﮣ</text:span><text:span text:style-name="T5"> </text:span><text:span text:style-name="T18">ﮤ</text:span><text:span text:style-name="T5"> </text:span><text:span text:style-name="T18">ﮥ</text:span></text:p>
      <text:p text:style-name="P6"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ﯞ</text:span><text:span text:style-name="T1"> </text:span><text:span text:style-name="T16">ﯟ</text:span><text:span text:style-name="T1"> </text:span><text:span text:style-name="T16">ﯠ</text:span></text:p>
      <text:p text:style-name="P6"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/text:p>
      <text:p text:style-name="P6"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/text:p>
      <text:p text:style-name="P24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</text:span><text:span text:style-name="T1"> </text:span><text:span text:style-name="T19">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</text:span><text:span text:style-name="T1"> </text:span><text:span text:style-name="T19">ﮌ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</text:span><text:span text:style-name="T1"> </text:span><text:span text:style-name="T19">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ﮰ</text:span><text:span text:style-name="T1"> </text:span><text:span text:style-name="T19">ﮱ</text:span><text:span text:style-name="T1"> </text:span><text:span text:style-name="T19">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/text:p>
      <text:p text:style-name="P25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ﯥ</text:span><text:span text:style-name="T1"> </text:span><text:span text:style-name="T20">ﯦ</text:span><text:span text:style-name="T1"> </text:span><text:span text:style-name="T20">ﯧ</text:span></text:p>
      <text:p text:style-name="P8"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text:span text:style-name="T1"> 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text:span text:style-name="T1"> </text:span><text:span text:style-name="T20">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</text:span><text:span text:style-name="T1"> </text:span><text:span text:style-name="T20">ﰄ</text:span><text:span text:style-name="T1"> </text:span><text:span text:style-name="T20">ﰅ</text:span><text:span text:style-name="T1"> </text:span><text:span text:style-name="T20">ﰆ</text:span><text:span text:style-name="T1"> </text:span><text:span text:style-name="T20">ﰇ</text:span><text:span text:style-name="T1"> </text:span><text:span text:style-name="T20">ﰈ</text:span><text:span text:style-name="T1"> </text:span><text:span text:style-name="T20">ﰉ</text:span><text:span text:style-name="T1"> </text:span><text:span text:style-name="T20">ﰊ</text:span><text:span text:style-name="T1"> </text:span><text:span text:style-name="T20">ﰋﰌ</text:span><text:span text:style-name="T1"> </text:span><text:span text:style-name="T20">ﰍ</text:span><text:span text:style-name="T1"> </text:span><text:span text:style-name="T20">ﰎ</text:span><text:span text:style-name="T1"> </text:span><text:span text:style-name="T20">ﰏ</text:span><text:span text:style-name="T1"> </text:span><text:span text:style-name="T20">ﰐ</text:span><text:span text:style-name="T1"> </text:span><text:span text:style-name="T20">ﰑ</text:span><text:span text:style-name="T1"> </text:span><text:span text:style-name="T20">ﰒ</text:span><text:span text:style-name="T1"> </text:span><text:span text:style-name="T20">ﰓ</text:span></text:p>
      <text:p text:style-name="P26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ﭬ</text:span><text:span text:style-name="T1"> </text:span><text:span text:style-name="T21">ﭭ</text:span></text:p>
      <text:p text:style-name="P9"><text:span text:style-name="T21">ﭮ</text:span><text:span text:style-name="T1"> </text:span><text:span text:style-name="T21">ﭯ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</text:span><text:span text:style-name="T1"> </text:span><text:span text:style-name="T21">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/text:p>
      <text:p text:style-name="P9"><text:span text:style-name="T21">ﮡ</text:span><text:span text:style-name="T1"> </text:span><text:span text:style-name="T21">ﮢ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/text:p>
      <text:p text:style-name="P9"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ﯯ</text:span><text:span text:style-name="T1"> </text:span><text:span text:style-name="T21">ﯰ</text:span><text:span text:style-name="T1"> </text:span><text:span text:style-name="T21">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ﯻ</text:span><text:span text:style-name="T1"> </text:span><text:span text:style-name="T21">ﯼ</text:span><text:span text:style-name="T1"> </text:span><text:span text:style-name="T21">ﯽ</text:span><text:span text:style-name="T1"> </text:span><text:span text:style-name="T21">ﯾ</text:span><text:span text:style-name="T1"> </text:span><text:span text:style-name="T21">ﯿ</text:span><text:span text:style-name="T1"> </text:span><text:span text:style-name="T21">ﰀ</text:span><text:span text:style-name="T1"> </text:span><text:span text:style-name="T21">ﰁﰂ</text:span><text:span text:style-name="T1"> </text:span><text:span text:style-name="T21">ﰃ</text:span><text:span text:style-name="T1"> </text:span><text:span text:style-name="T21">ﰄ</text:span><text:span text:style-name="T1"> </text:span><text:span text:style-name="T21">ﰅ</text:span><text:span text:style-name="T1"> </text:span><text:span text:style-name="T21">ﰆ</text:span><text:span text:style-name="T1"> </text:span><text:span text:style-name="T21">ﰇ</text:span><text:span text:style-name="T1"> </text:span><text:span text:style-name="T21">ﰈ</text:span></text:p>
      <text:p text:style-name="P27"><text:span text:style-name="T23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</text:span><text:span text:style-name="T1"> </text:span><text:span text:style-name="T22">ﭖ</text:span><text:span text:style-name="T1"> </text:span><text:span text:style-name="T22">ﭗ</text:span><text:span text:style-name="T1"> </text:span><text:span text:style-name="T22">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text:span text:style-name="T1"> 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text:span text:style-name="T1"> </text:span><text:span text:style-name="T22">ﭪ</text:span><text:span text:style-name="T1"> </text:span><text:span text:style-name="T22">ﭫ</text:span><text:span text:style-name="T1"> </text:span><text:span text:style-name="T22">ﭬ</text:span></text:p>
      <text:p text:style-name="P10"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text:span text:style-name="T1"> 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text:span text:style-name="T1"> </text:span><text:span text:style-name="T22">ﮂ</text:span><text:span text:style-name="T1"> </text:span><text:span text:style-name="T22">ﮃ</text:span><text:span text:style-name="T1"> </text:span><text:span text:style-name="T22">ﮄ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text:span text:style-name="T1"> 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ﮧ</text:span><text:span text:style-name="T1"> 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ﮯ</text:span><text:span text:style-name="T1"> </text:span><text:span text:style-name="T22">ﮰ</text:span><text:span text:style-name="T1"> </text:span><text:span text:style-name="T22">ﮱ</text:span><text:span text:style-name="T1"> 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text:span text:style-name="T1"> 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text:span text:style-name="T1"> </text:span><text:span text:style-name="T22">ﯩﯪ</text:span><text:span text:style-name="T1"> </text:span><text:span text:style-name="T22">ﯫ</text:span><text:span text:style-name="T1"> </text:span><text:span text:style-name="T22">ﯬ</text:span><text:span text:style-name="T1"> </text:span><text:span text:style-name="T22">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</text:span><text:span text:style-name="T1"> </text:span><text:span text:style-name="T22">ﯵ</text:span><text:span text:style-name="T1"> </text:span><text:span text:style-name="T22">ﯶ</text:span><text:span text:style-name="T1"> </text:span><text:span text:style-name="T22">ﯷ</text:span><text:span text:style-name="T1"> </text:span><text:span text:style-name="T22">ﯸ</text:span><text:span text:style-name="T1"> </text:span><text:span text:style-name="T22">ﯹﯺ</text:span><text:span text:style-name="T1"> </text:span><text:span text:style-name="T22">ﯻ</text:span><text:span text:style-name="T1"> </text:span><text:span text:style-name="T22">ﯼ</text:span><text:span text:style-name="T1"> </text:span><text:span text:style-name="T22">ﯽ</text:span><text:span text:style-name="T1"> </text:span><text:span text:style-name="T22">ﯾ</text:span><text:span text:style-name="T1"> </text:span><text:span text:style-name="T22">ﯿ</text:span><text:span text:style-name="T1"> </text:span><text:span text:style-name="T22">ﰀ</text:span></text:p>
      <text:p text:style-name="P28"><text:span text:style-name="T23">ﭑ</text:span><text:span text:style-name="T1"> </text:span><text:span text:style-name="T23">ﭒ</text:span><text:span text:style-name="T1"> </text:span><text:span text:style-name="T23">ﭓ</text:span><text:span text:style-name="T1"> </text:span><text:span text:style-name="T23">ﭔ</text:span><text:span text:style-name="T1"> </text:span><text:span text:style-name="T23">ﭕ</text:span><text:span text:style-name="T1"> </text:span><text:span text:style-name="T23">ﭖ</text:span><text:span text:style-name="T1"> </text:span><text:span text:style-name="T23">ﭗ</text:span><text:span text:style-name="T1"> </text:span><text:span text:style-name="T23">ﭘ</text:span><text:span text:style-name="T1"> </text:span><text:span text:style-name="T23">ﭙ</text:span><text:span text:style-name="T1"> </text:span><text:span text:style-name="T23">ﭚ</text:span><text:span text:style-name="T1"> </text:span><text:span text:style-name="T23">ﭛ</text:span><text:span text:style-name="T1"> </text:span><text:span text:style-name="T23">ﭜ</text:span><text:span text:style-name="T1"> </text:span><text:span text:style-name="T23">ﭝ</text:span><text:span text:style-name="T1"> </text:span><text:span text:style-name="T23">ﭞ</text:span><text:span text:style-name="T1"> </text:span><text:span text:style-name="T23">ﭟ</text:span><text:span text:style-name="T1"> </text:span><text:span text:style-name="T23">ﭠ</text:span><text:span text:style-name="T1"> </text:span><text:span text:style-name="T23">ﭡ</text:span><text:span text:style-name="T1"> </text:span><text:span text:style-name="T23">ﭢ</text:span><text:span text:style-name="T1"> </text:span><text:span text:style-name="T23">ﭣ</text:span><text:span text:style-name="T1"> </text:span><text:span text:style-name="T23">ﭤ</text:span><text:span text:style-name="T1"> </text:span><text:span text:style-name="T23">ﭥ</text:span><text:span text:style-name="T1"> </text:span><text:span text:style-name="T23">ﭦ</text:span><text:span text:style-name="T1"> </text:span><text:span text:style-name="T23">ﭧ</text:span><text:span text:style-name="T1"> </text:span><text:span text:style-name="T23">ﭨ</text:span><text:span text:style-name="T1"> </text:span><text:span text:style-name="T23">ﭩ</text:span><text:span text:style-name="T1"> </text:span><text:span text:style-name="T23">ﭪ</text:span><text:span text:style-name="T1"> </text:span><text:span text:style-name="T23">ﭫ</text:span><text:span text:style-name="T1"> </text:span><text:span text:style-name="T23">ﭬ</text:span><text:span text:style-name="T1"> </text:span><text:span text:style-name="T23">ﭭ</text:span><text:span text:style-name="T1"> </text:span><text:span text:style-name="T23">ﭮ</text:span><text:span text:style-name="T1"> </text:span><text:span text:style-name="T23">ﭯ</text:span><text:span text:style-name="T1"> </text:span><text:span text:style-name="T23">ﭰﭱ</text:span><text:span text:style-name="T1"> </text:span><text:span text:style-name="T23">ﭲ</text:span><text:span text:style-name="T1"> </text:span><text:span text:style-name="T23">ﭳ</text:span><text:span text:style-name="T1"> </text:span><text:span text:style-name="T23">ﭴ</text:span><text:span text:style-name="T1"> </text:span><text:span text:style-name="T23">ﭵ</text:span><text:span text:style-name="T1"> </text:span><text:span text:style-name="T23">ﭶ</text:span><text:span text:style-name="T1"> </text:span><text:span text:style-name="T23">ﭷ</text:span><text:span text:style-name="T1"> </text:span><text:span text:style-name="T23">ﭸ</text:span><text:span text:style-name="T1"> </text:span><text:span text:style-name="T23">ﭹ</text:span><text:span text:style-name="T1"> </text:span><text:span text:style-name="T23">ﭺ</text:span><text:span text:style-name="T1"> </text:span><text:span text:style-name="T23">ﭻ</text:span><text:span text:style-name="T1"> </text:span><text:span text:style-name="T23">ﭼ</text:span><text:span text:style-name="T1"> </text:span><text:span text:style-name="T23">ﭽ</text:span><text:span text:style-name="T1"> </text:span><text:span text:style-name="T23">ﭾ</text:span><text:span text:style-name="T1"> </text:span><text:span text:style-name="T23">ﭿ</text:span><text:span text:style-name="T1"> </text:span><text:span text:style-name="T23">ﮀ</text:span><text:span text:style-name="T1"> </text:span><text:span text:style-name="T23">ﮁ</text:span><text:span text:style-name="T1"> </text:span><text:span text:style-name="T23">ﮂ</text:span><text:span text:style-name="T1"> </text:span><text:span text:style-name="T23">ﮃ</text:span><text:span text:style-name="T1"> </text:span><text:span text:style-name="T23">ﮄ</text:span><text:span text:style-name="T1"> </text:span><text:span text:style-name="T23">ﮅ</text:span><text:span text:style-name="T1"> </text:span><text:span text:style-name="T23">ﮆ</text:span><text:span text:style-name="T1"> </text:span><text:span text:style-name="T23">ﮇ</text:span><text:span text:style-name="T1"> </text:span><text:span text:style-name="T23">ﮈ</text:span><text:span text:style-name="T1"> </text:span><text:span text:style-name="T23">ﮉ</text:span><text:span text:style-name="T1"> </text:span><text:span text:style-name="T23">ﮊ</text:span><text:span text:style-name="T1"> </text:span><text:span text:style-name="T23">ﮋ</text:span><text:span text:style-name="T1"> </text:span><text:span text:style-name="T23">ﮌ</text:span><text:span text:style-name="T1"> </text:span><text:span text:style-name="T23">ﮍ</text:span><text:span text:style-name="T1"> </text:span><text:span text:style-name="T23">ﮎ</text:span><text:span text:style-name="T1"> </text:span><text:span text:style-name="T23">ﮏ</text:span><text:span text:style-name="T1"> </text:span><text:span text:style-name="T23">ﮐ</text:span><text:span text:style-name="T1"> </text:span><text:span text:style-name="T23">ﮑ</text:span><text:span text:style-name="T1"> </text:span><text:span text:style-name="T23">ﮒ</text:span><text:span text:style-name="T1"> </text:span><text:span text:style-name="T23">ﮓ</text:span><text:span text:style-name="T1"> </text:span><text:span text:style-name="T23">ﮔ</text:span><text:span text:style-name="T1"> </text:span><text:span text:style-name="T23">ﮕ</text:span><text:span text:style-name="T1"> </text:span><text:span text:style-name="T23">ﮖ</text:span><text:span text:style-name="T1"> </text:span><text:span text:style-name="T23">ﮗ</text:span><text:span text:style-name="T1"> </text:span><text:span text:style-name="T23">ﮘ</text:span><text:span text:style-name="T1"> </text:span><text:span text:style-name="T23">ﮙ</text:span><text:span text:style-name="T1"> </text:span><text:span text:style-name="T23">ﮚ</text:span><text:span text:style-name="T1"> </text:span><text:span text:style-name="T23">ﮛ</text:span><text:span text:style-name="T1"> </text:span><text:span text:style-name="T23">ﮜ</text:span><text:span text:style-name="T1"> </text:span><text:span text:style-name="T23">ﮝ</text:span><text:span text:style-name="T1"> </text:span><text:span text:style-name="T23">ﮞ</text:span><text:span text:style-name="T1"> </text:span><text:span text:style-name="T23">ﮟ</text:span><text:span text:style-name="T1"> </text:span><text:span text:style-name="T23">ﮠ</text:span><text:span text:style-name="T1"> </text:span><text:span text:style-name="T23">ﮡ</text:span><text:span text:style-name="T1"> </text:span><text:span text:style-name="T23">ﮢ</text:span></text:p>
      <text:p text:style-name="P11"><text:span text:style-name="T23">ﮣ</text:span><text:span text:style-name="T1"> </text:span><text:span text:style-name="T23">ﮤﮥ</text:span><text:span text:style-name="T1"> </text:span><text:span text:style-name="T23">ﮦ</text:span><text:span text:style-name="T1"> </text:span><text:span text:style-name="T23">ﮧ</text:span><text:span text:style-name="T1"> </text:span><text:span text:style-name="T23">ﮨ</text:span><text:span text:style-name="T1"> </text:span><text:span text:style-name="T23">ﮩ</text:span><text:span text:style-name="T1"> </text:span><text:span text:style-name="T23">ﮪ</text:span><text:span text:style-name="T1"> </text:span><text:span text:style-name="T23">ﮫ</text:span><text:span text:style-name="T1"> </text:span><text:span text:style-name="T23">ﮬ</text:span><text:span text:style-name="T1"> </text:span><text:span text:style-name="T23">ﮭ</text:span><text:span text:style-name="T1"> </text:span><text:span text:style-name="T23">ﮮ</text:span><text:span text:style-name="T1"> </text:span><text:span text:style-name="T23">ﮯ</text:span><text:span text:style-name="T1"> </text:span><text:span text:style-name="T23">ﮰﮱ</text:span><text:span text:style-name="T1"> </text:span><text:span text:style-name="T23">ﯓ</text:span><text:span text:style-name="T1"> </text:span><text:span text:style-name="T23">ﯔ</text:span></text:p>
      <text:p text:style-name="P11"><text:span text:style-name="T23">ﯕ</text:span><text:span text:style-name="T1"> </text:span><text:span text:style-name="T23">ﯖ</text:span><text:span text:style-name="T1"> </text:span><text:span text:style-name="T23">ﯗ</text:span><text:span text:style-name="T1"> </text:span><text:span text:style-name="T23">ﯘ</text:span><text:span text:style-name="T1"> </text:span><text:span text:style-name="T23">ﯙ</text:span><text:span text:style-name="T1"> </text:span><text:span text:style-name="T23">ﯚ</text:span><text:span text:style-name="T1"> </text:span><text:span text:style-name="T23">ﯛ</text:span><text:span text:style-name="T1"> </text:span><text:span text:style-name="T23">ﯜﯝ</text:span><text:span text:style-name="T1"> </text:span><text:span text:style-name="T23">ﯞ</text:span><text:span text:style-name="T1"> </text:span><text:span text:style-name="T23">ﯟ</text:span><text:span text:style-name="T1"> </text:span><text:span text:style-name="T23">ﯠ</text:span><text:span text:style-name="T1"> </text:span><text:span text:style-name="T23">ﯡ</text:span><text:span text:style-name="T1"> </text:span><text:span text:style-name="T23">ﯢ</text:span><text:span text:style-name="T1"> </text:span><text:span text:style-name="T23">ﯣ</text:span><text:span text:style-name="T1"> </text:span><text:span text:style-name="T23">ﯤ</text:span><text:span text:style-name="T1"> </text:span><text:span text:style-name="T23">ﯥ</text:span><text:span text:style-name="T1"> </text:span><text:span text:style-name="T23">ﯦ</text:span><text:span text:style-name="T1"> </text:span><text:span text:style-name="T23">ﯧ</text:span><text:span text:style-name="T1"> </text:span><text:span text:style-name="T23">ﯨ</text:span><text:span text:style-name="T1"> </text:span><text:span text:style-name="T23">ﯩ</text:span><text:span text:style-name="T1"> </text:span><text:span text:style-name="T23">ﯪ</text:span><text:span text:style-name="T1"> </text:span><text:span text:style-name="T23">ﯫ</text:span><text:span text:style-name="T1"> </text:span><text:span text:style-name="T23">ﯬ</text:span><text:span text:style-name="T1"> </text:span><text:span text:style-name="T23">ﯭ</text:span><text:span text:style-name="T1"> </text:span><text:span text:style-name="T23">ﯮ</text:span><text:span text:style-name="T1"> </text:span><text:span text:style-name="T23">ﯯ</text:span><text:span text:style-name="T1"> </text:span><text:span text:style-name="T23">ﯰ</text:span><text:span text:style-name="T1"> </text:span><text:span text:style-name="T23">ﯱ</text:span><text:span text:style-name="T1"> </text:span><text:span text:style-name="T23">ﯲ</text:span><text:span text:style-name="T1"> </text:span><text:span text:style-name="T23">ﯳ</text:span><text:span text:style-name="T1"> </text:span><text:span text:style-name="T23">ﯴ</text:span></text:p>
      <text:p text:style-name="P30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text:span text:style-name="T1"> </text:span><text:span text:style-name="T24">ﭛ</text:span><text:span text:style-name="T1"> </text:span><text:span text:style-name="T24">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</text:span><text:span text:style-name="T1"> </text:span><text:span text:style-name="T24">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text:span text:style-name="T1"> 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text:span text:style-name="T1"> 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</text:span><text:span text:style-name="T1"> </text:span><text:span text:style-name="T24">ﭾ</text:span></text:p>
      <text:p text:style-name="P12"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text:span text:style-name="T1"> 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text:span text:style-name="T1"> 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/text:p>
      <text:p text:style-name="P12"><text:span text:style-name="T24">ﮘ</text:span><text:span text:style-name="T1"> </text:span><text:span text:style-name="T24">ﮙ</text:span><text:span text:style-name="T1"> </text:span><text:span text:style-name="T24">ﮚ</text:span><text:span text:style-name="T1"> 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text:span text:style-name="T1"> </text:span><text:span text:style-name="T24">ﮣ</text:span><text:span text:style-name="T1"> </text:span><text:span text:style-name="T24">ﮤ</text:span><text:span text:style-name="T1"> </text:span><text:span text:style-name="T24">ﮥ</text:span><text:span text:style-name="T1"> </text:span><text:span text:style-name="T24">ﮦﮧ</text:span><text:span text:style-name="T1"> </text:span><text:span text:style-name="T24">ﮨ</text:span><text:span text:style-name="T1"> </text:span><text:span text:style-name="T24">ﮩ</text:span><text:span text:style-name="T1"> 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ﮯ</text:span><text:span text:style-name="T1"> </text:span><text:span text:style-name="T24">ﮰ</text:span><text:span text:style-name="T1"> 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</text:span><text:span text:style-name="T1"> </text:span><text:span text:style-name="T24">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</text:span><text:span text:style-name="T1"> </text:span><text:span text:style-name="T24">ﯜ</text:span><text:span text:style-name="T1"> </text:span><text:span text:style-name="T24">ﯝ</text:span><text:span text:style-name="T1"> </text:span><text:span text:style-name="T24">ﯞ</text:span><text:span text:style-name="T1"> 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text:span text:style-name="T1"> 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ﯯ</text:span><text:span text:style-name="T1"> </text:span><text:span text:style-name="T24">ﯰ</text:span><text:span text:style-name="T1"> </text:span><text:span text:style-name="T24">ﯱ</text:span><text:span text:style-name="T1"> </text:span><text:span text:style-name="T24">ﯲ</text:span><text:span text:style-name="T1"> </text:span><text:span text:style-name="T24">ﯳ</text:span><text:span text:style-name="T1"> </text:span><text:span text:style-name="T24">ﯴ</text:span><text:span text:style-name="T1"> </text:span><text:span text:style-name="T24">ﯵ</text:span><text:span text:style-name="T1"> </text:span><text:span text:style-name="T24">ﯶ</text:span><text:span text:style-name="T1"> </text:span><text:span text:style-name="T24">ﯷ</text:span><text:span text:style-name="T1"> </text:span><text:span text:style-name="T24">ﯸﯹ</text:span><text:span text:style-name="T1"> </text:span><text:span text:style-name="T24">ﯺ</text:span><text:span text:style-name="T1"> </text:span><text:span text:style-name="T24">ﯻ</text:span><text:span text:style-name="T1"> </text:span><text:span text:style-name="T24">ﯼ</text:span><text:span text:style-name="T1"> </text:span><text:span text:style-name="T24">ﯽ</text:span><text:span text:style-name="T1"> </text:span><text:span text:style-name="T24">ﯾ</text:span><text:span text:style-name="T1"> </text:span><text:span text:style-name="T24">ﯿ</text:span><text:span text:style-name="T1"> </text:span><text:span text:style-name="T24">ﰀ</text:span></text:p>
      <text:p text:style-name="P29"><text:span text:style-name="T27">ﭑ</text:span><text:span text:style-name="T6"> </text:span><text:span text:style-name="T25">ﭒ</text:span><text:span text:style-name="T6"> </text:span><text:span text:style-name="T25">ﭓ</text:span><text:span text:style-name="T6"> </text:span><text:span text:style-name="T25">ﭔ</text:span><text:span text:style-name="T6"> </text:span><text:span text:style-name="T25">ﭕ</text:span><text:span text:style-name="T6"> </text:span><text:span text:style-name="T25">ﭖ</text:span><text:span text:style-name="T6"> </text:span><text:span text:style-name="T25">ﭗ</text:span><text:span text:style-name="T6"> </text:span><text:span text:style-name="T25">ﭘ</text:span><text:span text:style-name="T6"> </text:span><text:span text:style-name="T25">ﭙ</text:span><text:span text:style-name="T6"> </text:span><text:span text:style-name="T25">ﭚ</text:span><text:span text:style-name="T6"> </text:span><text:span text:style-name="T25">ﭛ</text:span><text:span text:style-name="T6"> </text:span><text:span text:style-name="T25">ﭜ</text:span><text:span text:style-name="T6"> </text:span><text:span text:style-name="T25">ﭝ</text:span><text:span text:style-name="T6"> </text:span><text:span text:style-name="T25">ﭞ</text:span><text:span text:style-name="T6"> </text:span><text:span text:style-name="T25">ﭟ</text:span><text:span text:style-name="T6"> </text:span><text:span text:style-name="T25">ﭠ</text:span><text:span text:style-name="T6"> </text:span><text:span text:style-name="T25">ﭡ</text:span><text:span text:style-name="T6"> </text:span><text:span text:style-name="T25">ﭢ</text:span><text:span text:style-name="T6"> </text:span><text:span text:style-name="T25">ﭣ</text:span><text:span text:style-name="T6"> </text:span><text:span text:style-name="T25">ﭤ</text:span><text:span text:style-name="T6"> </text:span><text:span text:style-name="T25">ﭥ</text:span><text:span text:style-name="T6"> </text:span><text:span text:style-name="T25">ﭦ</text:span><text:span text:style-name="T6"> </text:span><text:span text:style-name="T25">ﭧ</text:span><text:span text:style-name="T6"> </text:span><text:span text:style-name="T25">ﭨ</text:span><text:span text:style-name="T6"> </text:span><text:span text:style-name="T25">ﭩ</text:span><text:span text:style-name="T6"> </text:span><text:span text:style-name="T25">ﭪ</text:span><text:span text:style-name="T6"> </text:span><text:span text:style-name="T25">ﭫ</text:span><text:span text:style-name="T6"> </text:span><text:span text:style-name="T25">ﭬ</text:span><text:span text:style-name="T6"> </text:span><text:span text:style-name="T25">ﭭ</text:span><text:span text:style-name="T6"> </text:span><text:span text:style-name="T25">ﭮ</text:span><text:span text:style-name="T6"> </text:span><text:span text:style-name="T25">ﭯ</text:span><text:span text:style-name="T6"> </text:span><text:span text:style-name="T25">ﭰ</text:span><text:span text:style-name="T6"> </text:span><text:span text:style-name="T25">ﭱ</text:span><text:span text:style-name="T6"> </text:span><text:span text:style-name="T25">ﭲ</text:span><text:span text:style-name="T6"> </text:span><text:span text:style-name="T25">ﭳ</text:span><text:span text:style-name="T6"> </text:span><text:span text:style-name="T25">ﭴ</text:span><text:span text:style-name="T6"> </text:span><text:span text:style-name="T25">ﭵ</text:span><text:span text:style-name="T6"> </text:span><text:span text:style-name="T25">ﭶ</text:span><text:span text:style-name="T6"> </text:span><text:span text:style-name="T25">ﭷ</text:span><text:span text:style-name="T6"> </text:span><text:span text:style-name="T25">ﭸ</text:span><text:span text:style-name="T6"> </text:span><text:span text:style-name="T25">ﭹ</text:span><text:span text:style-name="T6"> </text:span><text:span text:style-name="T25">ﭺ</text:span><text:span text:style-name="T6"> </text:span><text:span text:style-name="T25">ﭻ</text:span><text:span text:style-name="T6"> </text:span><text:span text:style-name="T25">ﭼ</text:span><text:span text:style-name="T6"> </text:span><text:span text:style-name="T25">ﭽ</text:span><text:span text:style-name="T6"> </text:span><text:span text:style-name="T25">ﭾ</text:span><text:span text:style-name="T6"> </text:span><text:span text:style-name="T25">ﭿ</text:span><text:span text:style-name="T6"> </text:span><text:span text:style-name="T25">ﮀ</text:span><text:span text:style-name="T6"> </text:span><text:span text:style-name="T25">ﮁ</text:span><text:span text:style-name="T6"> </text:span><text:span text:style-name="T25">ﮂ</text:span><text:span text:style-name="T6"> </text:span><text:span text:style-name="T25">ﮃ</text:span><text:span text:style-name="T6"> </text:span><text:span text:style-name="T25">ﮄ</text:span><text:span text:style-name="T6"> </text:span><text:span text:style-name="T25">ﮅ</text:span><text:span text:style-name="T6"> </text:span><text:span text:style-name="T25">ﮆ</text:span><text:span text:style-name="T6"> </text:span><text:span text:style-name="T25">ﮇ</text:span><text:span text:style-name="T6"> </text:span><text:span text:style-name="T25">ﮈ</text:span><text:span text:style-name="T6"> </text:span><text:span text:style-name="T25">ﮉ</text:span><text:span text:style-name="T6"> </text:span><text:span text:style-name="T25">ﮊ</text:span><text:span text:style-name="T6"> </text:span><text:span text:style-name="T25">ﮋ</text:span><text:span text:style-name="T6"> </text:span><text:span text:style-name="T25">ﮌ</text:span><text:span text:style-name="T6"> </text:span><text:span text:style-name="T25">ﮍ</text:span><text:span text:style-name="T6"> </text:span><text:span text:style-name="T25">ﮎ</text:span><text:span text:style-name="T6"> </text:span><text:span text:style-name="T25">ﮏ</text:span><text:span text:style-name="T6"> </text:span><text:span text:style-name="T25">ﮐ</text:span><text:span text:style-name="T6"> </text:span><text:span text:style-name="T25">ﮑ</text:span><text:span text:style-name="T6"> </text:span><text:span text:style-name="T25">ﮒ</text:span><text:span text:style-name="T6"> </text:span><text:span text:style-name="T25">ﮓ</text:span><text:span text:style-name="T6"> </text:span><text:span text:style-name="T25">ﮔ</text:span><text:span text:style-name="T6"> </text:span><text:span text:style-name="T25">ﮕ</text:span><text:span text:style-name="T6"> </text:span><text:span text:style-name="T25">ﮖ</text:span><text:span text:style-name="T6"> </text:span><text:span text:style-name="T25">ﮗ</text:span><text:span text:style-name="T6"> </text:span><text:span text:style-name="T25">ﮘﮙ</text:span><text:span text:style-name="T6"> </text:span><text:span text:style-name="T25">ﮚ</text:span><text:span text:style-name="T6"> </text:span><text:span text:style-name="T25">ﮛ</text:span><text:span text:style-name="T6"> </text:span><text:span text:style-name="T25">ﮜ</text:span><text:span text:style-name="T6"> </text:span><text:span text:style-name="T25">ﮝ</text:span><text:span text:style-name="T6"> </text:span><text:span text:style-name="T25">ﮞ</text:span><text:span text:style-name="T6"> </text:span><text:span text:style-name="T25">ﮟ</text:span><text:span text:style-name="T6"> </text:span><text:span text:style-name="T25">ﮠ</text:span><text:span text:style-name="T6"> </text:span><text:span text:style-name="T25">ﮡ</text:span><text:span text:style-name="T6"> </text:span><text:span text:style-name="T25">ﮢ</text:span><text:span text:style-name="T6"> </text:span><text:span text:style-name="T25">ﮣ</text:span><text:span text:style-name="T6"> </text:span><text:span text:style-name="T25">ﮤ</text:span><text:span text:style-name="T6"> </text:span><text:span text:style-name="T25">ﮥﮦ</text:span><text:span text:style-name="T6"> </text:span><text:span text:style-name="T25">ﮧ</text:span><text:span text:style-name="T6"> </text:span><text:span text:style-name="T25">ﮨ</text:span><text:span text:style-name="T6"> </text:span><text:span text:style-name="T25">ﮩ</text:span><text:span text:style-name="T6"> </text:span><text:span text:style-name="T25">ﮪ</text:span><text:span text:style-name="T6"> </text:span><text:span text:style-name="T25">ﮫ</text:span><text:span text:style-name="T6"> </text:span><text:span text:style-name="T25">ﮬ</text:span><text:span text:style-name="T6"> </text:span><text:span text:style-name="T25">ﮭ</text:span><text:span text:style-name="T6"> </text:span><text:span text:style-name="T25">ﮮ</text:span><text:span text:style-name="T6"> </text:span><text:span text:style-name="T25">ﮯ</text:span><text:span text:style-name="T6"> </text:span><text:span text:style-name="T25">ﮰ</text:span><text:span text:style-name="T6"> </text:span><text:span text:style-name="T25">ﮱ</text:span><text:span text:style-name="T6"> </text:span><text:span text:style-name="T25">ﯓ</text:span><text:span text:style-name="T6"> </text:span><text:span text:style-name="T25">ﯔ</text:span><text:span text:style-name="T6"> </text:span><text:span text:style-name="T25">ﯕ</text:span><text:span text:style-name="T6"> </text:span><text:span text:style-name="T25">ﯖ</text:span><text:span text:style-name="T6"> </text:span><text:span text:style-name="T25">ﯗ</text:span><text:span text:style-name="T6"> </text:span><text:span text:style-name="T25">ﯘ</text:span><text:span text:style-name="T6"> </text:span><text:span text:style-name="T25">ﯙ</text:span><text:span text:style-name="T6"> </text:span><text:span text:style-name="T25">ﯚ</text:span><text:span text:style-name="T6"> </text:span><text:span text:style-name="T25">ﯛ</text:span><text:span text:style-name="T6"> </text:span><text:span text:style-name="T25">ﯜ</text:span><text:span text:style-name="T6"> </text:span><text:span text:style-name="T25">ﯝ</text:span><text:span text:style-name="T6"> </text:span><text:span text:style-name="T25">ﯞ</text:span><text:span text:style-name="T6"> </text:span><text:span text:style-name="T25">ﯟﯠ</text:span><text:span text:style-name="T6"> </text:span><text:span text:style-name="T25">ﯡ</text:span><text:span text:style-name="T6"> </text:span><text:span text:style-name="T25">ﯢ</text:span><text:span text:style-name="T6"> </text:span><text:span text:style-name="T25">ﯣ</text:span><text:span text:style-name="T6"> </text:span><text:span text:style-name="T25">ﯤ</text:span><text:span text:style-name="T6"> </text:span><text:span text:style-name="T25">ﯥ</text:span><text:span text:style-name="T6"> </text:span><text:span text:style-name="T25">ﯦ</text:span><text:span text:style-name="T6"> </text:span><text:span text:style-name="T25">ﯧ</text:span><text:span text:style-name="T6"> </text:span><text:span text:style-name="T25">ﯨﯩ</text:span><text:span text:style-name="T6"> </text:span><text:span text:style-name="T25">ﯪ</text:span><text:span text:style-name="T6"> </text:span><text:span text:style-name="T25">ﯫ</text:span><text:span text:style-name="T6"> </text:span><text:span text:style-name="T25">ﯬ</text:span><text:span text:style-name="T6"> </text:span><text:span text:style-name="T25">ﯭ</text:span><text:span text:style-name="T6"> </text:span><text:span text:style-name="T25">ﯮ</text:span><text:span text:style-name="T6"> </text:span><text:span text:style-name="T25">ﯯ</text:span><text:span text:style-name="T6"> </text:span><text:span text:style-name="T25">ﯰ</text:span><text:span text:style-name="T6"> </text:span><text:span text:style-name="T25">ﯱ</text:span><text:span text:style-name="T6"> </text:span><text:span text:style-name="T25">ﯲ</text:span><text:span text:style-name="T6"> </text:span><text:span text:style-name="T25">ﯳ</text:span><text:span text:style-name="T6"> </text:span><text:span text:style-name="T25">ﯴ</text:span><text:span text:style-name="T6"> </text:span><text:span text:style-name="T25">ﯵ</text:span><text:span text:style-name="T6"> </text:span><text:span text:style-name="T25">ﯶ</text:span><text:span text:style-name="T6"> </text:span><text:span text:style-name="T25">ﯷ</text:span><text:span text:style-name="T6"> </text:span><text:span text:style-name="T25">ﯸ</text:span><text:span text:style-name="T6"> </text:span><text:span text:style-name="T25">ﯹ</text:span><text:span text:style-name="T6"> </text:span><text:span text:style-name="T25">ﯺﯻ</text:span><text:span text:style-name="T6"> </text:span><text:span text:style-name="T25">ﯼ</text:span><text:span text:style-name="T6"> </text:span><text:span text:style-name="T25">ﯽ</text:span><text:span text:style-name="T6"> </text:span><text:span text:style-name="T25">ﯾ</text:span><text:span text:style-name="T6"> </text:span><text:span text:style-name="T25">ﯿ</text:span><text:span text:style-name="T6"> </text:span><text:span text:style-name="T25">ﰀ</text:span><text:span text:style-name="T6"> </text:span><text:span text:style-name="T25">ﰁ</text:span><text:span text:style-name="T6"> </text:span><text:span text:style-name="T25">ﰂ</text:span><text:span text:style-name="T6"> </text:span><text:span text:style-name="T25">ﰃ</text:span></text:p>
      <text:p text:style-name="P31"><text:span text:style-name="T26">ﭑ</text:span><text:span text:style-name="T1"> </text:span><text:span text:style-name="T26">ﭒ</text:span><text:span text:style-name="T1"> </text:span><text:span text:style-name="T26">ﭓ</text:span><text:span text:style-name="T1"> </text:span><text:span text:style-name="T26">ﭔ</text:span><text:span text:style-name="T1"> </text:span><text:span text:style-name="T26">ﭕ</text:span><text:span text:style-name="T1"> </text:span><text:span text:style-name="T26">ﭖ</text:span><text:span text:style-name="T1"> </text:span><text:span text:style-name="T26">ﭗ</text:span><text:span text:style-name="T1"> </text:span><text:span text:style-name="T26">ﭘﭙ</text:span><text:span text:style-name="T1"> </text:span><text:span text:style-name="T26">ﭚ</text:span><text:span text:style-name="T1"> </text:span><text:span text:style-name="T26">ﭛ</text:span><text:span text:style-name="T1"> </text:span><text:span text:style-name="T26">ﭜ</text:span><text:span text:style-name="T1"> </text:span><text:span text:style-name="T26">ﭝ</text:span><text:span text:style-name="T1"> </text:span><text:span text:style-name="T26">ﭞﭟ</text:span><text:span text:style-name="T1"> </text:span><text:span text:style-name="T26">ﭠ</text:span><text:span text:style-name="T1"> </text:span><text:span text:style-name="T26">ﭡ</text:span><text:span text:style-name="T1"> </text:span><text:span text:style-name="T26">ﭢ</text:span><text:span text:style-name="T1"> </text:span><text:span text:style-name="T26">ﭣ</text:span><text:span text:style-name="T1"> </text:span><text:span text:style-name="T26">ﭤ</text:span><text:span text:style-name="T1"> </text:span><text:span text:style-name="T26">ﭥ</text:span><text:span text:style-name="T1"> </text:span><text:span text:style-name="T26">ﭦ</text:span><text:span text:style-name="T1"> </text:span><text:span text:style-name="T26">ﭧ</text:span><text:span text:style-name="T1"> </text:span><text:span text:style-name="T26">ﭨ</text:span><text:span text:style-name="T1"> </text:span><text:span text:style-name="T26">ﭩ</text:span><text:span text:style-name="T1"> </text:span><text:span text:style-name="T26">ﭪ</text:span><text:span text:style-name="T1"> </text:span><text:span text:style-name="T26">ﭫ</text:span><text:span text:style-name="T1"> </text:span><text:span text:style-name="T26">ﭬ</text:span><text:span text:style-name="T1"> </text:span><text:span text:style-name="T26">ﭭ</text:span><text:span text:style-name="T1"> </text:span><text:span text:style-name="T26">ﭮ</text:span><text:span text:style-name="T1"> </text:span><text:span text:style-name="T26">ﭯ</text:span><text:span text:style-name="T1"> </text:span><text:span text:style-name="T26">ﭰ</text:span><text:span text:style-name="T1"> </text:span><text:span text:style-name="T26">ﭱ</text:span><text:span text:style-name="T1"> </text:span><text:span text:style-name="T26">ﭲ</text:span><text:span text:style-name="T1"> </text:span><text:span text:style-name="T26">ﭳ</text:span><text:span text:style-name="T1"> </text:span><text:span text:style-name="T26">ﭴ</text:span><text:span text:style-name="T1"> </text:span><text:span text:style-name="T26">ﭵ</text:span><text:span text:style-name="T1"> </text:span><text:span text:style-name="T26">ﭶ</text:span><text:span text:style-name="T1"> </text:span><text:span text:style-name="T26">ﭷ</text:span><text:span text:style-name="T1"> </text:span><text:span text:style-name="T26">ﭸ</text:span><text:span text:style-name="T1"> </text:span><text:span text:style-name="T26">ﭹ</text:span><text:span text:style-name="T1"> </text:span><text:span text:style-name="T26">ﭺ</text:span><text:span text:style-name="T1"> </text:span><text:span text:style-name="T26">ﭻ</text:span><text:span text:style-name="T1"> </text:span><text:span text:style-name="T26">ﭼ</text:span><text:span text:style-name="T1"> </text:span><text:span text:style-name="T26">ﭽ</text:span><text:span text:style-name="T1"> </text:span><text:span text:style-name="T26">ﭾ</text:span><text:span text:style-name="T1"> </text:span><text:span text:style-name="T26">ﭿ</text:span><text:span text:style-name="T1"> </text:span><text:span text:style-name="T26">ﮀ</text:span><text:span text:style-name="T1"> </text:span><text:span text:style-name="T26">ﮁ</text:span><text:span text:style-name="T1"> </text:span><text:span text:style-name="T26">ﮂ</text:span><text:span text:style-name="T1"> </text:span><text:span text:style-name="T26">ﮃ</text:span><text:span text:style-name="T1"> </text:span><text:span text:style-name="T26">ﮄ</text:span><text:span text:style-name="T1"> </text:span><text:span text:style-name="T26">ﮅ</text:span><text:span text:style-name="T1"> </text:span><text:span text:style-name="T26">ﮆ</text:span><text:span text:style-name="T1"> </text:span><text:span text:style-name="T26">ﮇ</text:span><text:span text:style-name="T1"> </text:span><text:span text:style-name="T26">ﮈ</text:span><text:span text:style-name="T1"> </text:span><text:span text:style-name="T26">ﮉﮊ</text:span><text:span text:style-name="T1"> </text:span><text:span text:style-name="T26">ﮋ</text:span><text:span text:style-name="T1"> </text:span><text:span text:style-name="T26">ﮌﮍ</text:span></text:p>
      <text:p text:style-name="P13"><text:span text:style-name="T26">ﮎ</text:span><text:span text:style-name="T1"> </text:span><text:span text:style-name="T26">ﮏ</text:span><text:span text:style-name="T1"> </text:span><text:span text:style-name="T26">ﮐ</text:span><text:span text:style-name="T1"> </text:span><text:span text:style-name="T26">ﮑ</text:span><text:span text:style-name="T1"> </text:span><text:span text:style-name="T26">ﮒ</text:span><text:span text:style-name="T1"> </text:span><text:span text:style-name="T26">ﮓ</text:span><text:span text:style-name="T1"> </text:span><text:span text:style-name="T26">ﮔ</text:span><text:span text:style-name="T1"> </text:span><text:span text:style-name="T26">ﮕ</text:span><text:span text:style-name="T1"> </text:span><text:span text:style-name="T26">ﮖ</text:span><text:span text:style-name="T1"> </text:span><text:span text:style-name="T26">ﮗ</text:span><text:span text:style-name="T1"> </text:span><text:span text:style-name="T26">ﮘ</text:span><text:span text:style-name="T1"> </text:span><text:span text:style-name="T26">ﮙ</text:span><text:span text:style-name="T1"> </text:span><text:span text:style-name="T26">ﮚ</text:span><text:span text:style-name="T1"> </text:span><text:span text:style-name="T26">ﮛﮜ</text:span><text:span text:style-name="T1"> </text:span><text:span text:style-name="T26">ﮝ</text:span><text:span text:style-name="T1"> </text:span><text:span text:style-name="T26">ﮞ</text:span><text:span text:style-name="T1"> </text:span><text:span text:style-name="T26">ﮟ</text:span><text:span text:style-name="T1"> </text:span><text:span text:style-name="T26">ﮠ</text:span><text:span text:style-name="T1"> </text:span><text:span text:style-name="T26">ﮡ</text:span><text:span text:style-name="T1"> </text:span><text:span text:style-name="T26">ﮢ</text:span><text:span text:style-name="T1"> </text:span><text:span text:style-name="T26">ﮣ</text:span><text:span text:style-name="T1"> </text:span><text:span text:style-name="T26">ﮤ</text:span><text:span text:style-name="T1"> </text:span><text:span text:style-name="T26">ﮥ</text:span><text:span text:style-name="T1"> </text:span><text:span text:style-name="T26">ﮦ</text:span><text:span text:style-name="T1"> </text:span><text:span text:style-name="T26">ﮧ</text:span><text:span text:style-name="T1"> </text:span><text:span text:style-name="T26">ﮨ</text:span><text:span text:style-name="T1"> </text:span><text:span text:style-name="T26">ﮩ</text:span><text:span text:style-name="T1"> </text:span><text:span text:style-name="T26">ﮪ</text:span><text:span text:style-name="T1"> </text:span><text:span text:style-name="T26">ﮫ</text:span><text:span text:style-name="T1"> </text:span><text:span text:style-name="T26">ﮬ</text:span><text:span text:style-name="T1"> </text:span><text:span text:style-name="T26">ﮭ</text:span><text:span text:style-name="T1"> </text:span><text:span text:style-name="T26">ﮮ</text:span><text:span text:style-name="T1"> </text:span><text:span text:style-name="T26">ﮯ</text:span><text:span text:style-name="T1"> </text:span><text:span text:style-name="T26">ﮰ</text:span><text:span text:style-name="T1"> </text:span><text:span text:style-name="T26">ﮱ</text:span><text:span text:style-name="T1"> </text:span><text:span text:style-name="T26">ﯓ</text:span><text:span text:style-name="T1"> </text:span><text:span text:style-name="T26">ﯔ</text:span><text:span text:style-name="T1"> </text:span><text:span text:style-name="T26">ﯕ</text:span><text:span text:style-name="T1"> </text:span><text:span text:style-name="T26">ﯖ</text:span><text:span text:style-name="T1"> </text:span><text:span text:style-name="T26">ﯗ</text:span><text:span text:style-name="T1"> </text:span><text:span text:style-name="T26">ﯘ</text:span><text:span text:style-name="T1"> </text:span><text:span text:style-name="T26">ﯙ</text:span><text:span text:style-name="T1"> </text:span><text:span text:style-name="T26">ﯚ</text:span><text:span text:style-name="T1"> </text:span><text:span text:style-name="T26">ﯛ</text:span><text:span text:style-name="T1"> </text:span><text:span text:style-name="T26">ﯜ</text:span><text:span text:style-name="T1"> </text:span><text:span text:style-name="T26">ﯝ</text:span><text:span text:style-name="T1"> </text:span><text:span text:style-name="T26">ﯞ</text:span><text:span text:style-name="T1"> </text:span><text:span text:style-name="T26">ﯟ</text:span><text:span text:style-name="T1"> </text:span><text:span text:style-name="T26">ﯠ</text:span><text:span text:style-name="T1"> </text:span><text:span text:style-name="T26">ﯡ</text:span><text:span text:style-name="T1"> </text:span><text:span text:style-name="T26">ﯢﯣ</text:span><text:span text:style-name="T1"> </text:span><text:span text:style-name="T26">ﯤ</text:span><text:span text:style-name="T1"> </text:span><text:span text:style-name="T26">ﯥ</text:span><text:span text:style-name="T1"> </text:span><text:span text:style-name="T26">ﯦ</text:span><text:span text:style-name="T1"> </text:span><text:span text:style-name="T26">ﯧﯨ</text:span><text:span text:style-name="T1"> </text:span><text:span text:style-name="T26">ﯩ</text:span><text:span text:style-name="T1"> </text:span><text:span text:style-name="T26">ﯪ</text:span><text:span text:style-name="T1"> </text:span><text:span text:style-name="T26">ﯫ</text:span><text:span text:style-name="T1"> </text:span><text:span text:style-name="T26">ﯬ</text:span><text:span text:style-name="T1"> </text:span><text:span text:style-name="T26">ﯭ</text:span><text:span text:style-name="T1"> </text:span><text:span text:style-name="T26">ﯮ</text:span><text:span text:style-name="T1"> </text:span><text:span text:style-name="T26">ﯯ</text:span><text:span text:style-name="T1"> </text:span><text:span text:style-name="T26">ﯰ</text:span><text:span text:style-name="T1"> </text:span><text:span text:style-name="T26">ﯱ</text:span><text:span text:style-name="T1"> </text:span><text:span text:style-name="T26">ﯲ</text:span><text:span text:style-name="T1"> </text:span><text:span text:style-name="T26">ﯳ</text:span><text:span text:style-name="T1"> </text:span><text:span text:style-name="T26">ﯴ</text:span><text:span text:style-name="T1"> </text:span><text:span text:style-name="T26">ﯵ</text:span><text:span text:style-name="T1"> </text:span><text:span text:style-name="T26">ﯶ</text:span><text:span text:style-name="T1"> </text:span><text:span text:style-name="T26">ﯷ</text:span><text:span text:style-name="T1"> </text:span><text:span text:style-name="T26">ﯸ</text:span><text:span text:style-name="T1"> </text:span><text:span text:style-name="T26">ﯹ</text:span><text:span text:style-name="T1"> </text:span><text:span text:style-name="T26">ﯺ</text:span><text:span text:style-name="T1"> </text:span><text:span text:style-name="T26">ﯻ</text:span><text:span text:style-name="T1"> </text:span><text:span text:style-name="T26">ﯼﯽ</text:span><text:span text:style-name="T1"> </text:span><text:span text:style-name="T26">ﯾ</text:span><text:span text:style-name="T1"> </text:span><text:span text:style-name="T26">ﯿ</text:span><text:span text:style-name="T1"> </text:span><text:span text:style-name="T26">ﰀ</text:span><text:span text:style-name="T1"> </text:span><text:span text:style-name="T26">ﰁ</text:span><text:span text:style-name="T1"> </text:span><text:span text:style-name="T26">ﰂﰃ</text:span><text:span text:style-name="T1"> </text:span><text:span text:style-name="T26">ﰄ</text:span><text:span text:style-name="T1"> </text:span><text:span text:style-name="T26">ﰅ</text:span><text:span text:style-name="T1"> </text:span><text:span text:style-name="T26">ﰆ</text:span><text:span text:style-name="T1"> </text:span><text:span text:style-name="T26">ﰇ</text:span><text:span text:style-name="T1"> </text:span><text:span text:style-name="T26">ﰈ</text:span></text:p>
      <text:p text:style-name="P32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</text:span><text:span text:style-name="T1"> </text:span><text:span text:style-name="T28">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text:span text:style-name="T1"> 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ﭢ</text:span><text:span text:style-name="T1"> </text:span><text:span text:style-name="T28">ﭣ</text:span><text:span text:style-name="T1"> </text:span><text:span text:style-name="T28">ﭤ</text:span></text:p>
      <text:p text:style-name="P14"><text:span text:style-name="T28">ﭥ</text:span><text:span text:style-name="T1"> </text:span><text:span text:style-name="T28">ﭦ</text:span><text:span text:style-name="T1"> </text:span><text:span text:style-name="T28">ﭧ</text:span><text:span text:style-name="T1"> 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text:span text:style-name="T1"> 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text:span text:style-name="T1"> 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</text:span><text:span text:style-name="T1"> </text:span><text:span text:style-name="T28">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</text:span><text:span text:style-name="T1"> </text:span><text:span text:style-name="T28">ﮉ</text:span><text:span text:style-name="T1"> 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text:span text:style-name="T1"> 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text:span text:style-name="T1"> 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</text:span><text:span text:style-name="T1"> </text:span><text:span text:style-name="T28">ﮡ</text:span></text:p>
      <text:p text:style-name="P14"><text:span text:style-name="T28">ﮢ</text:span><text:span text:style-name="T1"> </text:span><text:span text:style-name="T28">ﮣ</text:span><text:span text:style-name="T1"> </text:span><text:span text:style-name="T28">ﮤ</text:span><text:span text:style-name="T1"> </text:span><text:span text:style-name="T28">ﮥ</text:span><text:span text:style-name="T1"> 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ﮯ</text:span><text:span text:style-name="T1"> </text:span><text:span text:style-name="T28">ﮰ</text:span><text:span text:style-name="T1"> 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text:span text:style-name="T1"> 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ﯡ</text:span><text:span text:style-name="T1"> </text:span><text:span text:style-name="T28">ﯢ</text:span><text:span text:style-name="T1"> </text:span><text:span text:style-name="T28">ﯣ</text:span></text:p>
      <text:p text:style-name="P14"><text:span text:style-name="T28">ﯤ</text:span><text:span text:style-name="T1"> </text:span><text:span text:style-name="T28">ﯥ</text:span><text:span text:style-name="T1"> </text:span><text:span text:style-name="T28">ﯦ</text:span><text:span text:style-name="T1"> 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text:span text:style-name="T1"> </text:span><text:span text:style-name="T28">ﯲ</text:span><text:span text:style-name="T1"> </text:span><text:span text:style-name="T28">ﯳ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ﯺ</text:span><text:span text:style-name="T1"> </text:span><text:span text:style-name="T28">ﯻ</text:span><text:span text:style-name="T1"> </text:span><text:span text:style-name="T28">ﯼ</text:span><text:span text:style-name="T1"> </text:span><text:span text:style-name="T28">ﯽ</text:span><text:span text:style-name="T1"> </text:span><text:span text:style-name="T28">ﯾ</text:span><text:span text:style-name="T1"> </text:span><text:span text:style-name="T28">ﯿ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</text:span><text:span text:style-name="T1"> </text:span><text:span text:style-name="T28">ﰄ</text:span><text:span text:style-name="T1"> </text:span><text:span text:style-name="T28">ﰅ</text:span><text:span text:style-name="T1"> </text:span><text:span text:style-name="T28">ﰆ</text:span></text:p>
      <text:p text:style-name="P33"><text:span text:style-name="T29">ﭑ</text:span><text:span text:style-name="T1"> </text:span><text:span text:style-name="T29">ﭒ</text:span><text:span text:style-name="T1"> </text:span><text:span text:style-name="T29">ﭓ</text:span><text:span text:style-name="T1"> </text:span><text:span text:style-name="T29">ﭔ</text:span><text:span text:style-name="T1"> </text:span><text:span text:style-name="T29">ﭕ</text:span><text:span text:style-name="T1"> </text:span><text:span text:style-name="T29">ﭖﭗ</text:span><text:span text:style-name="T1"> </text:span><text:span text:style-name="T29">ﭘ</text:span><text:span text:style-name="T1"> </text:span><text:span text:style-name="T29">ﭙ</text:span><text:span text:style-name="T1"> </text:span><text:span text:style-name="T29">ﭚ</text:span><text:span text:style-name="T1"> </text:span><text:span text:style-name="T29">ﭛ</text:span><text:span text:style-name="T1"> </text:span><text:span text:style-name="T29">ﭜ</text:span><text:span text:style-name="T1"> </text:span><text:span text:style-name="T29">ﭝ</text:span><text:span text:style-name="T1"> </text:span><text:span text:style-name="T29">ﭞ</text:span><text:span text:style-name="T1"> </text:span><text:span text:style-name="T29">ﭟ</text:span><text:span text:style-name="T1"> </text:span><text:span text:style-name="T29">ﭠ</text:span><text:span text:style-name="T1"> </text:span><text:span text:style-name="T29">ﭡ</text:span><text:span text:style-name="T1"> </text:span><text:span text:style-name="T29">ﭢ</text:span><text:span text:style-name="T1"> </text:span><text:span text:style-name="T29">ﭣ</text:span><text:span text:style-name="T1"> </text:span><text:span text:style-name="T29">ﭤ</text:span><text:span text:style-name="T1"> </text:span><text:span text:style-name="T29">ﭥ</text:span><text:span text:style-name="T1"> </text:span><text:span text:style-name="T29">ﭦ</text:span><text:span text:style-name="T1"> </text:span><text:span text:style-name="T29">ﭧ</text:span><text:span text:style-name="T1"> </text:span><text:span text:style-name="T29">ﭨﭩ</text:span><text:span text:style-name="T1"> </text:span><text:span text:style-name="T29">ﭪ</text:span><text:span text:style-name="T1"> </text:span><text:span text:style-name="T29">ﭫ</text:span><text:span text:style-name="T1"> </text:span><text:span text:style-name="T29">ﭬ</text:span><text:span text:style-name="T1"> </text:span><text:span text:style-name="T29">ﭭ</text:span><text:span text:style-name="T1"> </text:span><text:span text:style-name="T29">ﭮ</text:span><text:span text:style-name="T1"> </text:span><text:span text:style-name="T29">ﭯ</text:span><text:span text:style-name="T1"> </text:span><text:span text:style-name="T29">ﭰ</text:span><text:span text:style-name="T1"> </text:span><text:span text:style-name="T29">ﭱ</text:span><text:span text:style-name="T1"> </text:span><text:span text:style-name="T29">ﭲ</text:span></text:p>
      <text:p text:style-name="P15"><text:span text:style-name="T29">ﭳ</text:span><text:span text:style-name="T1"> </text:span><text:span text:style-name="T29">ﭴﭵ</text:span><text:span text:style-name="T1"> </text:span><text:span text:style-name="T29">ﭶ</text:span><text:span text:style-name="T1"> </text:span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text:span text:style-name="T1"> 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text:span text:style-name="T1"> 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text:span text:style-name="T1"> 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text:span text:style-name="T1"> 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text:span text:style-name="T1"> 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text:span text:style-name="T1"> 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text:span text:style-name="T1"> 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text:span text:style-name="T1"> </text:span><text:span text:style-name="T29">ﯘ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ﯡ</text:span><text:span text:style-name="T1"> </text:span><text:span text:style-name="T29">ﯢ</text:span><text:span text:style-name="T1"> </text:span><text:span text:style-name="T29">ﯣ</text:span><text:span text:style-name="T1"> </text:span><text:span text:style-name="T29">ﯤ</text:span><text:span text:style-name="T1"> </text:span><text:span text:style-name="T29">ﯥ</text:span><text:span text:style-name="T1"> </text:span><text:span text:style-name="T29">ﯦ</text:span><text:span text:style-name="T1"> </text:span><text:span text:style-name="T29">ﯧ</text:span><text:span text:style-name="T1"> </text:span><text:span text:style-name="T29">ﯨ</text:span><text:span text:style-name="T1"> </text:span><text:span text:style-name="T29">ﯩ</text:span><text:span text:style-name="T1"> </text:span><text:span text:style-name="T29">ﯪ</text:span><text:span text:style-name="T1"> </text:span><text:span text:style-name="T29">ﯫ</text:span><text:span text:style-name="T1"> </text:span><text:span text:style-name="T29">ﯬ</text:span><text:span text:style-name="T1"> </text:span><text:span text:style-name="T29">ﯭ</text:span><text:span text:style-name="T1"> </text:span><text:span text:style-name="T29">ﯮ</text:span><text:span text:style-name="T1"> </text:span><text:span text:style-name="T29">ﯯ</text:span><text:span text:style-name="T1"> </text:span><text:span text:style-name="T29">ﯰ</text:span><text:span text:style-name="T1"> </text:span><text:span text:style-name="T29">ﯱ</text:span><text:span text:style-name="T1"> </text:span><text:span text:style-name="T29">ﯲﯳ</text:span><text:span text:style-name="T1"> </text:span><text:span text:style-name="T29">ﯴ</text:span><text:span text:style-name="T1"> </text:span><text:span text:style-name="T29">ﯵ</text:span><text:span text:style-name="T1"> </text:span><text:span text:style-name="T29">ﯶ</text:span><text:span text:style-name="T1"> </text:span><text:span text:style-name="T29">ﯷ</text:span><text:span text:style-name="T1"> </text:span><text:span text:style-name="T29">ﯸ</text:span><text:span text:style-name="T1"> </text:span><text:span text:style-name="T29">ﯹ</text:span><text:span text:style-name="T1"> </text:span><text:span text:style-name="T29">ﯺ</text:span><text:span text:style-name="T1"> </text:span><text:span text:style-name="T29">ﯻ</text:span><text:span text:style-name="T1"> </text:span><text:span text:style-name="T29">ﯼﯽ</text:span><text:span text:style-name="T1"> </text:span><text:span text:style-name="T29">ﯾ</text:span><text:span text:style-name="T1"> </text:span><text:span text:style-name="T29">ﯿ</text:span><text:span text:style-name="T1"> </text:span><text:span text:style-name="T29">ﰀ</text:span><text:span text:style-name="T1"> </text:span><text:span text:style-name="T29">ﰁ</text:span><text:span text:style-name="T1"> </text:span><text:span text:style-name="T29">ﰂ</text:span><text:span text:style-name="T1"> </text:span><text:span text:style-name="T29">ﰃ</text:span><text:span text:style-name="T1"> </text:span><text:span text:style-name="T29">ﰄ</text:span><text:span text:style-name="T1"> </text:span><text:span text:style-name="T29">ﰅ</text:span><text:span text:style-name="T1"> </text:span><text:span text:style-name="T29">ﰆ</text:span><text:span text:style-name="T1"> </text:span><text:span text:style-name="T29">ﰇ</text:span><text:span text:style-name="T1"> </text:span><text:span text:style-name="T29">ﰈ</text:span><text:span text:style-name="T1"> </text:span><text:span text:style-name="T29">ﰉ</text:span><text:span text:style-name="T1"> </text:span><text:span text:style-name="T29">ﰊ</text:span></text:p>
      <text:p text:style-name="P43"><text:span text:style-name="T11"><text:s/></text:span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ﭙ</text:span><text:span text:style-name="T1"> </text:span><text:span text:style-name="T30">ﭚ</text:span><text:span text:style-name="T1"> 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text:span text:style-name="T1"> 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text:span text:style-name="T1"> </text:span><text:span text:style-name="T30">ﭰ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text:span text:style-name="T1"> 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ﮄ</text:span><text:span text:style-name="T1"> </text:span><text:span text:style-name="T30">ﮅ</text:span><text:span text:style-name="T1"> 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ﮛ</text:span><text:span text:style-name="T1"> </text:span><text:span text:style-name="T30">ﮜ</text:span><text:span text:style-name="T1"> 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/text:p>
      <text:p text:style-name="P42"><text:span text:style-name="T37">ﮌﮩ</text:span></text:p>
      <text:p text:style-name="P42"><text:span text:style-name="T37">ﭤﭥﭦ</text:span></text:p>
      <text:p text:style-name="P16"><text:span text:style-name="T12"><text:s/></text:span><text:span text:style-name="T31">ﮡ</text:span><text:span text:style-name="T5"> </text:span><text:span text:style-name="T31">ﮢ</text:span><text:span text:style-name="T5"> </text:span><text:span text:style-name="T31">ﮣ</text:span><text:span text:style-name="T5"> </text:span><text:span text:style-name="T31">ﮤ</text:span><text:span text:style-name="T5"> </text:span><text:span text:style-name="T31">ﮥ</text:span><text:span text:style-name="T5"> </text:span><text:span text:style-name="T31">ﮦ</text:span><text:span text:style-name="T5"> </text:span><text:span text:style-name="T31">ﮧ</text:span><text:span text:style-name="T5"> </text:span><text:span text:style-name="T31">ﮨ</text:span><text:span text:style-name="T5"> </text:span><text:span text:style-name="T31">ﮩ</text:span><text:span text:style-name="T5"> </text:span><text:span text:style-name="T31">ﮪ</text:span></text:p>
      <text:p text:style-name="P16"><text:span text:style-name="T31">ﮫ</text:span><text:span text:style-name="T5"> </text:span><text:span text:style-name="T31">ﮬ</text:span><text:span text:style-name="T5"> </text:span><text:span text:style-name="T31">ﮭ</text:span><text:span text:style-name="T5"> </text:span><text:span text:style-name="T31">ﮮ</text:span><text:span text:style-name="T5"> </text:span><text:span text:style-name="T31">ﮯ</text:span><text:span text:style-name="T5"> </text:span><text:span text:style-name="T31">ﮰ</text:span><text:span text:style-name="T5"> </text:span><text:span text:style-name="T31">ﮱ</text:span><text:span text:style-name="T5"> </text:span><text:span text:style-name="T31">ﯓﯔ</text:span><text:span text:style-name="T5"> </text:span><text:span text:style-name="T31">ﯕ</text:span><text:span text:style-name="T5"> </text:span><text:span text:style-name="T31">ﯖ</text:span><text:span text:style-name="T5"> </text:span><text:span text:style-name="T31">ﯗ</text:span><text:span text:style-name="T5"> </text:span><text:span text:style-name="T31">ﯘ</text:span><text:span text:style-name="T5"> </text:span><text:span text:style-name="T31">ﯙ</text:span><text:span text:style-name="T5"> </text:span><text:span text:style-name="T31">ﯚ</text:span><text:span text:style-name="T5"> </text:span><text:span text:style-name="T31">ﯛ</text:span><text:span text:style-name="T5"> </text:span><text:span text:style-name="T31">ﯜ</text:span><text:span text:style-name="T5"> </text:span><text:span text:style-name="T31">ﯝ</text:span><text:span text:style-name="T5"> </text:span><text:span text:style-name="T31">ﯞ</text:span><text:span text:style-name="T5"> </text:span><text:span text:style-name="T31">ﯟ</text:span><text:span text:style-name="T5"> </text:span><text:span text:style-name="T31">ﯠ</text:span><text:span text:style-name="T5"> </text:span><text:span text:style-name="T31">ﯡ</text:span><text:span text:style-name="T5"> </text:span><text:span text:style-name="T31">ﯢﯣ</text:span><text:span text:style-name="T5"> </text:span><text:span text:style-name="T31">ﯤ</text:span><text:span text:style-name="T5"> </text:span><text:span text:style-name="T31">ﯥ</text:span><text:span text:style-name="T5"> </text:span><text:span text:style-name="T31">ﯦ</text:span><text:span text:style-name="T5"> </text:span><text:span text:style-name="T31">ﯧ</text:span><text:span text:style-name="T5"> </text:span><text:span text:style-name="T31">ﯨ</text:span><text:span text:style-name="T5"> </text:span><text:span text:style-name="T31">ﯩ</text:span><text:span text:style-name="T5"> </text:span><text:span text:style-name="T31">ﯪ</text:span><text:span text:style-name="T5"> </text:span><text:span text:style-name="T31">ﯫ</text:span><text:span text:style-name="T5"> </text:span><text:span text:style-name="T31">ﯬ</text:span><text:span text:style-name="T5"> </text:span><text:span text:style-name="T31">ﯭ</text:span><text:span text:style-name="T5"> </text:span><text:span text:style-name="T31">ﯮ</text:span><text:span text:style-name="T5"> </text:span><text:span text:style-name="T31">ﯯ</text:span><text:span text:style-name="T5"> </text:span><text:span text:style-name="T31">ﯰﯱ</text:span><text:span text:style-name="T5"> </text:span><text:span text:style-name="T31">ﯲ</text:span><text:span text:style-name="T5"> </text:span><text:span text:style-name="T31">ﯳ</text:span><text:span text:style-name="T5"> </text:span><text:span text:style-name="T31">ﯴ</text:span><text:span text:style-name="T5"> </text:span><text:span text:style-name="T31">ﯵ</text:span><text:span text:style-name="T5"> </text:span><text:span text:style-name="T31">ﯶ</text:span><text:span text:style-name="T5"> </text:span><text:span text:style-name="T31">ﯷ</text:span><text:span text:style-name="T5"> </text:span><text:span text:style-name="T31">ﯸ</text:span><text:span text:style-name="T5"> </text:span><text:span text:style-name="T31">ﯹ</text:span><text:span text:style-name="T5"> </text:span><text:span text:style-name="T31">ﯺﯻ</text:span><text:span text:style-name="T5"> </text:span><text:span text:style-name="T31">ﯼ</text:span><text:span text:style-name="T5"> </text:span><text:span text:style-name="T31">ﯽ</text:span><text:span text:style-name="T5"> </text:span><text:span text:style-name="T31">ﯾ</text:span><text:span text:style-name="T5"> </text:span><text:span text:style-name="T31">ﯿ</text:span><text:span text:style-name="T5"> </text:span><text:span text:style-name="T31">ﰀ</text:span><text:span text:style-name="T5"> </text:span><text:span text:style-name="T31">ﰁ</text:span></text:p>
      <text:p text:style-name="P34"><text:span text:style-name="T32">ﭑ</text:span><text:span text:style-name="T1"> </text:span><text:span text:style-name="T32">ﭒ</text:span><text:span text:style-name="T1"> </text:span><text:span text:style-name="T32">ﭓ</text:span><text:span text:style-name="T1"> </text:span><text:span text:style-name="T32">ﭔ</text:span><text:span text:style-name="T1"> </text:span><text:span text:style-name="T32">ﭕ</text:span><text:span text:style-name="T1"> </text:span><text:span text:style-name="T32">ﭖ</text:span><text:span text:style-name="T1"> </text:span><text:span text:style-name="T32">ﭗ</text:span><text:span text:style-name="T1"> </text:span><text:span text:style-name="T32">ﭘ</text:span><text:span text:style-name="T1"> </text:span><text:span text:style-name="T32">ﭙ</text:span><text:span text:style-name="T1"> </text:span><text:span text:style-name="T32">ﭚ</text:span><text:span text:style-name="T1"> </text:span><text:span text:style-name="T32">ﭛ</text:span><text:span text:style-name="T1"> </text:span><text:span text:style-name="T32">ﭜ</text:span><text:span text:style-name="T1"> </text:span><text:span text:style-name="T32">ﭝ</text:span><text:span text:style-name="T1"> </text:span><text:span text:style-name="T32">ﭞ</text:span><text:span text:style-name="T1"> </text:span><text:span text:style-name="T32">ﭟ</text:span><text:span text:style-name="T1"> </text:span><text:span text:style-name="T32">ﭠ</text:span><text:span text:style-name="T1"> </text:span><text:span text:style-name="T32">ﭡﭢ</text:span><text:span text:style-name="T1"> </text:span><text:span text:style-name="T32">ﭣ</text:span><text:span text:style-name="T1"> </text:span><text:span text:style-name="T32">ﭤ</text:span><text:span text:style-name="T1"> </text:span><text:span text:style-name="T32">ﭥ</text:span><text:span text:style-name="T1"> </text:span><text:span text:style-name="T32">ﭦ</text:span><text:span text:style-name="T1"> </text:span><text:span text:style-name="T32">ﭧ</text:span><text:span text:style-name="T1"> </text:span><text:span text:style-name="T32">ﭨ</text:span><text:span text:style-name="T1"> </text:span><text:span text:style-name="T32">ﭩ</text:span><text:span text:style-name="T1"> </text:span><text:span text:style-name="T32">ﭪ</text:span><text:span text:style-name="T1"> </text:span><text:span text:style-name="T32">ﭫ</text:span><text:span text:style-name="T1"> </text:span><text:span text:style-name="T32">ﭬ</text:span><text:span text:style-name="T1"> </text:span><text:span text:style-name="T32">ﭭﭮ</text:span><text:span text:style-name="T1"> </text:span><text:span text:style-name="T32">ﭯ</text:span><text:span text:style-name="T1"> </text:span><text:span text:style-name="T32">ﭰ</text:span><text:span text:style-name="T1"> </text:span><text:span text:style-name="T32">ﭱ</text:span><text:span text:style-name="T1"> </text:span><text:span text:style-name="T32">ﭲ</text:span><text:span text:style-name="T1"> </text:span><text:span text:style-name="T32">ﭳ</text:span><text:span text:style-name="T1"> </text:span><text:span text:style-name="T32">ﭴ</text:span><text:span text:style-name="T1"> </text:span><text:span text:style-name="T32">ﭵ</text:span><text:span text:style-name="T1"> </text:span><text:span text:style-name="T32">ﭶ</text:span><text:span text:style-name="T1"> </text:span><text:span text:style-name="T32">ﭷ</text:span><text:span text:style-name="T1"> </text:span><text:span text:style-name="T32">ﭸ</text:span><text:span text:style-name="T1"> </text:span><text:span text:style-name="T32">ﭹ</text:span><text:span text:style-name="T1"> </text:span><text:span text:style-name="T32">ﭺ</text:span><text:span text:style-name="T1"> </text:span><text:span text:style-name="T32">ﭻ</text:span><text:span text:style-name="T1"> </text:span><text:span text:style-name="T32">ﭼ</text:span></text:p>
      <text:p text:style-name="P17"><text:span text:style-name="T32">ﭽ</text:span><text:span text:style-name="T1"> </text:span><text:span text:style-name="T32">ﭾ</text:span><text:span text:style-name="T1"> </text:span><text:span text:style-name="T32">ﭿ</text:span><text:span text:style-name="T1"> </text:span><text:span text:style-name="T32">ﮀ</text:span><text:span text:style-name="T1"> </text:span><text:span text:style-name="T32">ﮁ</text:span><text:span text:style-name="T1"> </text:span><text:span text:style-name="T32">ﮂ</text:span><text:span text:style-name="T1"> </text:span><text:span text:style-name="T32">ﮃ</text:span><text:span text:style-name="T1"> </text:span><text:span text:style-name="T32">ﮄ</text:span><text:span text:style-name="T1"> </text:span><text:span text:style-name="T32">ﮅ</text:span><text:span text:style-name="T1"> </text:span><text:span text:style-name="T32">ﮆ</text:span><text:span text:style-name="T1"> </text:span><text:span text:style-name="T32">ﮇ</text:span><text:span text:style-name="T1"> </text:span><text:span text:style-name="T32">ﮈ</text:span><text:span text:style-name="T1"> </text:span><text:span text:style-name="T32">ﮉ</text:span><text:span text:style-name="T1"> </text:span><text:span text:style-name="T32">ﮊ</text:span><text:span text:style-name="T1"> </text:span><text:span text:style-name="T32">ﮋ</text:span><text:span text:style-name="T1"> </text:span><text:span text:style-name="T32">ﮌ</text:span><text:span text:style-name="T1"> </text:span><text:span text:style-name="T32">ﮍ</text:span><text:span text:style-name="T1"> 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/text:p>
      <text:p text:style-name="P17"><text:span text:style-name="T32">ﮓ</text:span><text:span text:style-name="T1"> </text:span><text:span text:style-name="T32">ﮔ</text:span><text:span text:style-name="T1"> </text:span><text:span text:style-name="T32">ﮕﮖ</text:span><text:span text:style-name="T1"> </text:span><text:span text:style-name="T32">ﮗ</text:span><text:span text:style-name="T1"> </text:span><text:span text:style-name="T32">ﮘ</text:span><text:span text:style-name="T1"> 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</text:span><text:span text:style-name="T1"> </text:span><text:span text:style-name="T32">ﮡ</text:span><text:span text:style-name="T1"> </text:span><text:span text:style-name="T32">ﮢ</text:span><text:span text:style-name="T1"> </text:span><text:span text:style-name="T32">ﮣ</text:span><text:span text:style-name="T1"> </text:span><text:span text:style-name="T32">ﮤ</text:span></text:p>
      <text:p text:style-name="P17"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text:span text:style-name="T1"> 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</text:span><text:span text:style-name="T1"> </text:span><text:span text:style-name="T32">ﯔ</text:span><text:span text:style-name="T1"> </text:span><text:span text:style-name="T32">ﯕ</text:span><text:span text:style-name="T1"> </text:span><text:span text:style-name="T32">ﯖ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text:span text:style-name="T1"> 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/text:p>
      <text:p text:style-name="P17"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text:span text:style-name="T1"> </text:span><text:span text:style-name="T32">ﯰ</text:span><text:span text:style-name="T1"> </text:span><text:span text:style-name="T32">ﯱ</text:span><text:span text:style-name="T1"> </text:span><text:span text:style-name="T32">ﯲ</text:span><text:span text:style-name="T1"> </text:span><text:span text:style-name="T32">ﯳ</text:span><text:span text:style-name="T1"> </text:span><text:span text:style-name="T32">ﯴ</text:span><text:span text:style-name="T1"> </text:span><text:span text:style-name="T32">ﯵ</text:span><text:span text:style-name="T1"> </text:span><text:span text:style-name="T32">ﯶ</text:span><text:span text:style-name="T1"> </text:span><text:span text:style-name="T32">ﯷ</text:span><text:span text:style-name="T1"> </text:span><text:span text:style-name="T32">ﯸ</text:span></text:p>
      <text:p text:style-name="P35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/text:p>
      <text:p text:style-name="P18"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</text:span><text:span text:style-name="T1"> </text:span><text:span text:style-name="T33">ﭿ</text:span><text:span text:style-name="T1"> </text:span><text:span text:style-name="T33">ﮀ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</text:span><text:span text:style-name="T1"> </text:span><text:span text:style-name="T33">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text:span text:style-name="T1"> 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ﮜ</text:span><text:span text:style-name="T1"> </text:span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ﮫ</text:span><text:span text:style-name="T1"> </text:span><text:span text:style-name="T33">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</text:span><text:span text:style-name="T1"> </text:span><text:span text:style-name="T33">ﮰﮱ</text:span></text:p>
      <text:p text:style-name="P18"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text:span text:style-name="T1"> </text:span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/text:p>
      <text:p text:style-name="P36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</text:span><text:span text:style-name="T1"> </text:span><text:span text:style-name="T34">ﭝ</text:span><text:span text:style-name="T1"> </text:span><text:span text:style-name="T34">ﭞ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text:span text:style-name="T1"> 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/text:p>
      <text:p text:style-name="P19"><text:span text:style-name="T34">ﭰ</text:span><text:span text:style-name="T1"> </text:span><text:span text:style-name="T34">ﭱ</text:span><text:span text:style-name="T1"> </text:span><text:span text:style-name="T34">ﭲ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/text:p>
      <text:p text:style-name="P19"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text:span text:style-name="T1"> </text:span><text:span text:style-name="T34">ﮆ</text:span><text:span text:style-name="T1"> </text:span><text:span text:style-name="T34">ﮇ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ﮎ</text:span><text:span text:style-name="T1"> </text:span><text:span text:style-name="T34">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</text:span><text:span text:style-name="T1"> </text:span><text:span text:style-name="T34">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ﮡ</text:span><text:span text:style-name="T1"> </text:span><text:span text:style-name="T34">ﮢ</text:span></text:p>
      <text:p text:style-name="P19"><text:span text:style-name="T34">ﮣ</text:span><text:span text:style-name="T1"> </text:span><text:span text:style-name="T34">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text:span text:style-name="T1"> </text:span><text:span text:style-name="T34">ﮮ</text:span><text:span text:style-name="T1"> </text:span><text:span text:style-name="T34">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/text:p>
      <text:p text:style-name="P19"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</text:span><text:span text:style-name="T1"> 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ﯡ</text:span><text:span text:style-name="T1"> 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text:span text:style-name="T1"> </text:span><text:span text:style-name="T34">ﯩ</text:span><text:span text:style-name="T1"> 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text:span text:style-name="T1"> 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/text:p>
      <text:p text:style-name="P37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text:span text:style-name="T1"> </text:span><text:span text:style-name="T35">ﭛ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ﭦ</text:span><text:span text:style-name="T1"> </text:span><text:span text:style-name="T35">ﭧ</text:span><text:span text:style-name="T1"> 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</text:span><text:span text:style-name="T1"> </text:span><text:span text:style-name="T35">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</text:span></text:p>
      <text:p text:style-name="P20"><text:span text:style-name="T35">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text:span text:style-name="T1"> </text:span><text:span text:style-name="T35">ﭽ</text:span><text:span text:style-name="T1"> </text:span><text:span text:style-name="T35">ﭾ</text:span><text:span text:style-name="T1"> </text:span><text:span text:style-name="T35">ﭿ</text:span><text:span text:style-name="T1"> </text:span><text:span text:style-name="T35">ﮀ</text:span><text:span text:style-name="T1"> </text:span><text:span text:style-name="T35">ﮁ</text:span><text:span text:style-name="T1"> </text:span><text:span text:style-name="T35">ﮂ</text:span><text:span text:style-name="T1"> </text:span><text:span text:style-name="T35">ﮃ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text:span text:style-name="T1"> </text:span><text:span text:style-name="T35">ﮉ</text:span><text:span text:style-name="T1"> </text:span><text:span text:style-name="T35">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</text:span><text:span text:style-name="T1"> </text:span><text:span text:style-name="T35">ﮎ</text:span><text:span text:style-name="T1"> </text:span><text:span text:style-name="T35">ﮏ</text:span><text:span text:style-name="T1"> </text:span><text:span text:style-name="T35">ﮐ</text:span><text:span text:style-name="T1"> </text:span><text:span text:style-name="T35">ﮑ</text:span><text:span text:style-name="T1"> </text:span><text:span text:style-name="T35">ﮒ</text:span><text:span text:style-name="T1"> </text:span><text:span text:style-name="T35">ﮓ</text:span><text:span text:style-name="T1"> </text:span><text:span text:style-name="T35">ﮔ</text:span><text:span text:style-name="T1"> 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text:span text:style-name="T1"> </text:span><text:span text:style-name="T35">ﮞ</text:span><text:span text:style-name="T1"> </text:span><text:span text:style-name="T35">ﮟ</text:span><text:span text:style-name="T1"> </text:span><text:span text:style-name="T35">ﮠ</text:span><text:span text:style-name="T1"> </text:span><text:span text:style-name="T35">ﮡ</text:span></text:p>
      <text:p text:style-name="P20"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text:span text:style-name="T1"> 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/text:span><text:span text:style-name="T35">ﮰ</text:span><text:span text:style-name="T1"> </text:span><text:span text:style-name="T35">ﮱ</text:span><text:span text:style-name="T1"> </text:span><text:span text:style-name="T35">ﯓ</text:span></text:p>
      <text:p text:style-name="P20"><text:span text:style-name="T35">ﯔ</text:span><text:span text:style-name="T1"> </text:span><text:span text:style-name="T35">ﯕ</text:span><text:span text:style-name="T1"> </text:span><text:span text:style-name="T35">ﯖ</text:span><text:span text:style-name="T1"> 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text:span text:style-name="T1"> </text:span><text:span text:style-name="T35">ﯠ</text:span><text:span text:style-name="T1"> </text:span><text:span text:style-name="T35">ﯡ</text:span></text:p>
      <text:p text:style-name="P20"><text:span text:style-name="T35">ﯢ</text:span><text:span text:style-name="T1"> </text:span><text:span text:style-name="T35">ﯣ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text:span text:style-name="T1"> </text:span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</text:span><text:span text:style-name="T1"> </text:span><text:span text:style-name="T35">ﯮ</text:span></text:p>
      <text:p text:style-name="P38"><text:span text:style-name="T36">ﭑ</text:span><text:span text:style-name="T1"> </text:span><text:span text:style-name="T36">ﭒ</text:span><text:span text:style-name="T1"> </text:span><text:span text:style-name="T36">ﭓ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text:span text:style-name="T1"> </text:span><text:span text:style-name="T36">ﭛ</text:span><text:span text:style-name="T1"> </text:span><text:span text:style-name="T36">ﭜ</text:span><text:span text:style-name="T1"> 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ﭣ</text:span><text:span text:style-name="T1"> </text:span><text:span text:style-name="T36">ﭤ</text:span><text:span text:style-name="T1"> </text:span><text:span text:style-name="T36">ﭥ</text:span><text:span text:style-name="T1"> </text:span><text:span text:style-name="T36">ﭦ</text:span><text:span text:style-name="T1"> </text:span><text:span text:style-name="T36">ﭧ</text:span><text:span text:style-name="T1"> 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</text:span><text:span text:style-name="T1"> </text:span><text:span text:style-name="T36">ﭲ</text:span><text:span text:style-name="T1"> </text:span><text:span text:style-name="T36">ﭳ</text:span><text:span text:style-name="T1"> </text:span><text:span text:style-name="T36">ﭴﭵ</text:span><text:span text:style-name="T1"> </text:span><text:span text:style-name="T36">ﭶ</text:span><text:span text:style-name="T1"> </text:span><text:span text:style-name="T36">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</text:span><text:span text:style-name="T1"> </text:span><text:span text:style-name="T36">ﭻ</text:span><text:span text:style-name="T1"> </text:span><text:span text:style-name="T36">ﭼ</text:span><text:span text:style-name="T1"> </text:span><text:span text:style-name="T36">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text:span text:style-name="T1"> </text:span><text:span text:style-name="T36">ﮂ</text:span><text:span text:style-name="T1"> </text:span><text:span text:style-name="T36">ﮃ</text:span><text:span text:style-name="T1"> </text:span><text:span text:style-name="T36">ﮄ</text:span><text:span text:style-name="T1"> 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ﮊ</text:span><text:span text:style-name="T1"> </text:span><text:span text:style-name="T36">ﮋ</text:span><text:span text:style-name="T1"> </text:span><text:span text:style-name="T36">ﮌ</text:span><text:span text:style-name="T1"> </text:span><text:span text:style-name="T36">ﮍ</text:span><text:span text:style-name="T1"> </text:span><text:span text:style-name="T36">ﮎ</text:span><text:span text:style-name="T1"> </text:span><text:span text:style-name="T36">ﮏﮐ</text:span></text:p>
      <text:p text:style-name="P21"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</text:span><text:span text:style-name="T1"> </text:span><text:span text:style-name="T36">ﮗ</text:span><text:span text:style-name="T1"> </text:span><text:span text:style-name="T36">ﮘ</text:span><text:span text:style-name="T1"> </text:span><text:span text:style-name="T36">ﮙ</text:span><text:span text:style-name="T1"> </text:span><text:span text:style-name="T36">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text:span text:style-name="T1"> </text:span><text:span text:style-name="T36">ﮢ</text:span><text:span text:style-name="T1"> </text:span><text:span text:style-name="T36">ﮣ</text:span><text:span text:style-name="T1"> </text:span><text:span text:style-name="T36">ﮤ</text:span><text:span text:style-name="T1"> </text:span><text:span text:style-name="T36">ﮥ</text:span><text:span text:style-name="T1"> </text:span><text:span text:style-name="T36">ﮦ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/text:p>
      <text:p text:style-name="P21"><text:span text:style-name="T36">ﮬ</text:span><text:span text:style-name="T1"> </text:span><text:span text:style-name="T36">ﮭ</text:span><text:span text:style-name="T1"> </text:span><text:span text:style-name="T36">ﮮ</text:span><text:span text:style-name="T1"> </text:span><text:span text:style-name="T36">ﮯ</text:span><text:span text:style-name="T1"> </text:span><text:span text:style-name="T36">ﮰ</text:span><text:span text:style-name="T1"> </text:span><text:span text:style-name="T36">ﮱﯓ</text:span><text:span text:style-name="T1"> 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</text:span><text:span text:style-name="T1"> </text:span><text:span text:style-name="T36">ﯘ</text:span><text:span text:style-name="T1"> 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</text:span><text:span text:style-name="T1"> </text:span><text:span text:style-name="T36">ﯠ</text:span><text:span text:style-name="T1"> </text:span><text:span text:style-name="T36">ﯡﯢ</text:span><text:span text:style-name="T1"> </text:span><text:span text:style-name="T36">ﯣ</text:span><text:span text:style-name="T1"> </text:span><text:span text:style-name="T36">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ﯩ</text:span><text:span text:style-name="T1"> </text:span><text:span text:style-name="T36">ﯪ</text:span><text:span text:style-name="T1"> </text:span><text:span text:style-name="T36">ﯫ</text:span><text:span text:style-name="T1"> </text:span><text:span text:style-name="T36">ﯬﯭ</text:span><text:span text:style-name="T1"> </text:span><text:span text:style-name="T36">ﯮ</text:span><text:span text:style-name="T1"> </text:span><text:span text:style-name="T36">ﯯ</text:span><text:span text:style-name="T1"> </text:span><text:span text:style-name="T36">ﯰ</text:span><text:span text:style-name="T1"> </text:span><text:span text:style-name="T36">ﯱ</text:span><text:span text:style-name="T1"> </text:span><text:span text:style-name="T36">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382" svg:font-family="MSI_Z382" style:font-pitch="variable"/>
    <style:font-face style:name="MSI_Z383" svg:font-family="MSI_Z383" style:font-pitch="variable"/>
    <style:font-face style:name="MSI_Z384" svg:font-family="MSI_Z384" style:font-pitch="variable"/>
    <style:font-face style:name="MSI_Z385" svg:font-family="MSI_Z385" style:font-pitch="variable"/>
    <style:font-face style:name="MSI_Z386" svg:font-family="MSI_Z386" style:font-pitch="variable"/>
    <style:font-face style:name="MSI_Z387" svg:font-family="MSI_Z387" style:font-pitch="variable"/>
    <style:font-face style:name="MSI_Z388" svg:font-family="MSI_Z388" style:font-pitch="variable"/>
    <style:font-face style:name="MSI_Z389" svg:font-family="MSI_Z389" style:font-pitch="variable"/>
    <style:font-face style:name="MSI_Z390" svg:font-family="MSI_Z390" style:font-pitch="variable"/>
    <style:font-face style:name="MSI_Z391" svg:font-family="MSI_Z391" style:font-pitch="variable"/>
    <style:font-face style:name="MSI_Z392" svg:font-family="MSI_Z392" style:font-pitch="variable"/>
    <style:font-face style:name="MSI_Z393" svg:font-family="MSI_Z393" style:font-pitch="variable"/>
    <style:font-face style:name="MSI_Z394" svg:font-family="MSI_Z394" style:font-pitch="variable"/>
    <style:font-face style:name="MSI_Z395" svg:font-family="MSI_Z395" style:font-pitch="variable"/>
    <style:font-face style:name="MSI_Z396" svg:font-family="MSI_Z396" style:font-pitch="variable"/>
    <style:font-face style:name="MSI_Z397" svg:font-family="MSI_Z397" style:font-pitch="variable"/>
    <style:font-face style:name="MSI_Z398" svg:font-family="MSI_Z398" style:font-pitch="variable"/>
    <style:font-face style:name="MSI_Z399" svg:font-family="MSI_Z399" style:font-pitch="variable"/>
    <style:font-face style:name="MSI_Z400" svg:font-family="MSI_Z400" style:font-pitch="variable"/>
    <style:font-face style:name="MSI_Z401" svg:font-family="MSI_Z401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361" svg:font-family="QCF_P361" style:font-family-generic="roman" style:font-pitch="variable"/>
    <style:font-face style:name="QCF_P382" svg:font-family="QCF_P382" style:font-family-generic="roman" style:font-pitch="variable"/>
    <style:font-face style:name="QCF_P383" svg:font-family="QCF_P383" style:font-family-generic="roman" style:font-pitch="variable"/>
    <style:font-face style:name="QCF_P384" svg:font-family="QCF_P384" style:font-family-generic="roman" style:font-pitch="variable"/>
    <style:font-face style:name="QCF_P385" svg:font-family="QCF_P385" style:font-family-generic="roman" style:font-pitch="variable"/>
    <style:font-face style:name="QCF_P386" svg:font-family="QCF_P386" style:font-family-generic="roman" style:font-pitch="variable"/>
    <style:font-face style:name="QCF_P387" svg:font-family="QCF_P387" style:font-family-generic="roman" style:font-pitch="variable"/>
    <style:font-face style:name="QCF_P388" svg:font-family="QCF_P388" style:font-family-generic="roman" style:font-pitch="variable"/>
    <style:font-face style:name="QCF_P389" svg:font-family="QCF_P389" style:font-family-generic="roman" style:font-pitch="variable"/>
    <style:font-face style:name="QCF_P390" svg:font-family="QCF_P390" style:font-family-generic="roman" style:font-pitch="variable"/>
    <style:font-face style:name="QCF_P391" svg:font-family="QCF_P391" style:font-family-generic="roman" style:font-pitch="variable"/>
    <style:font-face style:name="QCF_P392" svg:font-family="QCF_P392" style:font-family-generic="roman" style:font-pitch="variable"/>
    <style:font-face style:name="QCF_P393" svg:font-family="QCF_P393" style:font-family-generic="roman" style:font-pitch="variable"/>
    <style:font-face style:name="QCF_P394" svg:font-family="QCF_P394" style:font-family-generic="roman" style:font-pitch="variable"/>
    <style:font-face style:name="QCF_P395" svg:font-family="QCF_P395" style:font-family-generic="roman" style:font-pitch="variable"/>
    <style:font-face style:name="QCF_P396" svg:font-family="QCF_P396" style:font-family-generic="roman" style:font-pitch="variable"/>
    <style:font-face style:name="QCF_P397" svg:font-family="QCF_P397" style:font-family-generic="roman" style:font-pitch="variable"/>
    <style:font-face style:name="QCF_P398" svg:font-family="QCF_P398" style:font-family-generic="roman" style:font-pitch="variable"/>
    <style:font-face style:name="QCF_P399" svg:font-family="QCF_P399" style:font-family-generic="roman" style:font-pitch="variable"/>
    <style:font-face style:name="QCF_P400" svg:font-family="QCF_P400" style:font-family-generic="roman" style:font-pitch="variable"/>
    <style:font-face style:name="QCF_P401" svg:font-family="QCF_P40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BSML1" svg:font-family="QCF_BSML" style:font-family-generic="system" style:font-pitch="variable"/>
    <style:font-face style:name="QCF_P3911" svg:font-family="QCF_P391" style:font-family-generic="system" style:font-pitch="variable"/>
    <style:font-face style:name="QCF_P3921" svg:font-family="QCF_P392" style:font-family-generic="system" style:font-pitch="variable"/>
    <style:font-face style:name="QCF_P3931" svg:font-family="QCF_P393" style:font-family-generic="system" style:font-pitch="variable"/>
    <style:font-face style:name="QCF_P3941" svg:font-family="QCF_P394" style:font-family-generic="system" style:font-pitch="variable"/>
    <style:font-face style:name="QCF_P3951" svg:font-family="QCF_P395" style:font-family-generic="system" style:font-pitch="variable"/>
    <style:font-face style:name="QCF_P3961" svg:font-family="QCF_P396" style:font-family-generic="system" style:font-pitch="variable"/>
    <style:font-face style:name="QCF_P3971" svg:font-family="QCF_P397" style:font-family-generic="system" style:font-pitch="variable"/>
    <style:font-face style:name="QCF_P3981" svg:font-family="QCF_P398" style:font-family-generic="system" style:font-pitch="variable"/>
    <style:font-face style:name="QCF_P3991" svg:font-family="QCF_P399" style:font-family-generic="system" style:font-pitch="variable"/>
    <style:font-face style:name="QCF_P4001" svg:font-family="QCF_P400" style:font-family-generic="system" style:font-pitch="variable"/>
    <style:font-face style:name="QCF_P4011" svg:font-family="QCF_P40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/>
    </style:style>
    <style:style style:name="MT2" style:family="text">
      <style:text-properties officeooo:rsid="012706cb"/>
    </style:style>
    <style:style style:name="MT3" style:family="text">
      <style:text-properties officeooo:rsid="015e6cbb"/>
    </style:style>
    <style:style style:name="MT4" style:family="text">
      <style:text-properties style:font-name="Liberation Sans Narrow" fo:font-size="10pt" officeooo:rsid="0075019c" style:font-size-asian="10pt" style:font-size-complex="10pt"/>
    </style:style>
    <style:style style:name="MT5" style:family="text">
      <style:text-properties style:font-name="Liberation Sans Narrow" fo:font-size="10pt" officeooo:rsid="016128c4" style:font-size-asian="10pt" style:font-size-complex="10pt"/>
    </style:style>
    <style:style style:name="MT6" style:family="text">
      <style:text-properties officeooo:rsid="014b1ed1"/>
    </style:style>
    <style:style style:name="MT7" style:family="text">
      <style:text-properties officeooo:rsid="0163d1a8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<text:span text:style-name="MT1"> </text:span><text:span text:style-name="MT2">An Naml</text:span><text:tab/><text:tab/>Juz<text:span text:style-name="MT1"> </text:span><text:span text:style-name="MT3">20</text:span></text:p>
      </style:header>
      <style:footer>
        <text:p text:style-name="MP2"><text:page-number text:select-page="current">384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4">Surat </text:span><text:span text:style-name="MT5">Al Qashash</text:span><text:span text:style-name="MT4"><text:tab/><text:tab/>Juz </text:span><text:span text:style-name="MT5">20</text:span></text:p>
      </style:header>
      <style:footer>
        <text:p text:style-name="MP2"><text:page-number text:select-page="current">395</text:page-number></text:p>
      </style:footer>
    </style:master-page>
    <style:master-page style:name="ganti_20_surat2" style:display-name="ganti surat2" style:page-layout-name="Mpm9">
      <style:header>
        <text:p text:style-name="MP4">Surat<text:span text:style-name="MT1"> </text:span><text:span text:style-name="MT6">Al ‘Ankabut<text:tab/><text:tab/></text:span>Juz<text:span text:style-name="MT1"> </text:span><text:span text:style-name="MT7">20</text:span></text:p>
      </style:header>
      <style:footer>
        <text:p text:style-name="MP2"><text:page-number text:select-page="current">40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4-04T22:12:09.738309316</dc:date>
    <meta:editing-duration>PT14H21S</meta:editing-duration>
    <meta:editing-cycles>300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67" meta:word-count="2754" meta:character-count="5643" meta:non-whitespace-character-count="2951"/>
  </office:meta>
</office:document-meta>
</file>